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25in" loext:contextual-spacing="false" fo:line-height="150%" fo:text-align="justify" style:justify-single-word="false"/>
      <style:text-properties style:font-name="Open Sans1" fo:font-weight="bold" officeooo:rsid="001a09fb" officeooo:paragraph-rsid="001a09fb" style:font-weight-asian="bold" style:font-weight-complex="bold"/>
    </style:style>
    <style:style style:name="P2" style:family="paragraph" style:parent-style-name="Standard">
      <style:paragraph-properties fo:margin-top="0in" fo:margin-bottom="0.25in" loext:contextual-spacing="false" fo:line-height="150%" fo:text-align="justify" style:justify-single-word="false"/>
      <style:text-properties style:font-name="Open Sans1" fo:font-weight="bold" officeooo:rsid="00cebcea" officeooo:paragraph-rsid="00cebcea" style:font-weight-asian="bold" style:font-weight-complex="bold"/>
    </style:style>
    <style:style style:name="P3" style:family="paragraph" style:parent-style-name="Standard">
      <style:paragraph-properties fo:margin-top="0in" fo:margin-bottom="0.25in" loext:contextual-spacing="false" fo:line-height="150%" fo:text-align="justify" style:justify-single-word="false"/>
      <style:text-properties style:font-name="Open Sans1" fo:font-weight="bold" officeooo:rsid="00f2b18e" officeooo:paragraph-rsid="00f2b18e" style:font-weight-asian="bold" style:font-weight-complex="bold"/>
    </style:style>
    <style:style style:name="P4" style:family="paragraph" style:parent-style-name="Standard">
      <style:paragraph-properties fo:margin-top="0in" fo:margin-bottom="0.25in" loext:contextual-spacing="false" fo:line-height="150%" fo:text-align="justify" style:justify-single-word="false"/>
      <style:text-properties style:font-name="Open Sans1" fo:font-weight="bold" officeooo:rsid="002d6985" officeooo:paragraph-rsid="002d6985" style:font-weight-asian="bold" style:font-weight-complex="bold"/>
    </style:style>
    <style:style style:name="P5" style:family="paragraph" style:parent-style-name="Standard">
      <style:paragraph-properties fo:margin-top="0in" fo:margin-bottom="0.25in" loext:contextual-spacing="false" fo:line-height="150%" fo:text-align="justify" style:justify-single-word="false"/>
      <style:text-properties style:font-name="Open Sans1" fo:font-weight="bold" officeooo:rsid="00e02d43" officeooo:paragraph-rsid="016b63bf" style:font-weight-asian="bold" style:font-weight-complex="bold"/>
    </style:style>
    <style:style style:name="P6" style:family="paragraph" style:parent-style-name="Standard">
      <style:paragraph-properties fo:margin-top="0in" fo:margin-bottom="0.25in" loext:contextual-spacing="false" fo:line-height="150%" fo:text-align="justify" style:justify-single-word="false"/>
      <style:text-properties style:font-name="Open Sans1" fo:font-weight="bold" officeooo:rsid="01deb725" officeooo:paragraph-rsid="01deb725" style:font-weight-asian="bold" style:font-weight-complex="bold"/>
    </style:style>
    <style:style style:name="P7" style:family="paragraph" style:parent-style-name="Standard">
      <style:paragraph-properties fo:margin-top="0in" fo:margin-bottom="0.25in" loext:contextual-spacing="false" fo:line-height="150%" fo:text-align="justify" style:justify-single-word="false"/>
      <style:text-properties style:font-name="Open Sans1" fo:font-weight="bold" officeooo:rsid="01878f9a" officeooo:paragraph-rsid="01ec8610" style:font-weight-asian="bold" style:font-weight-complex="bold"/>
    </style:style>
    <style:style style:name="P8"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1a09fb"/>
    </style:style>
    <style:style style:name="P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b5de65"/>
    </style:style>
    <style:style style:name="P10"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6851e0"/>
    </style:style>
    <style:style style:name="P11"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096024"/>
    </style:style>
    <style:style style:name="P12"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250c66"/>
    </style:style>
    <style:style style:name="P13"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3a75d3"/>
    </style:style>
    <style:style style:name="P14"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bbe0ee"/>
    </style:style>
    <style:style style:name="P15"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dd7730"/>
    </style:style>
    <style:style style:name="P16"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b5de65"/>
    </style:style>
    <style:style style:name="P17"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1a09fb"/>
    </style:style>
    <style:style style:name="P18" style:family="paragraph" style:parent-style-name="Standard">
      <style:paragraph-properties fo:margin-top="0in" fo:margin-bottom="0.25in" loext:contextual-spacing="false" fo:line-height="150%" fo:text-align="justify" style:justify-single-word="false"/>
      <style:text-properties style:font-name="Open Sans1" officeooo:rsid="00702d2f" officeooo:paragraph-rsid="00ade917"/>
    </style:style>
    <style:style style:name="P19" style:family="paragraph" style:parent-style-name="Standard">
      <style:paragraph-properties fo:margin-top="0in" fo:margin-bottom="0.25in" loext:contextual-spacing="false" fo:line-height="150%" fo:text-align="justify" style:justify-single-word="false"/>
      <style:text-properties style:font-name="Open Sans1" officeooo:rsid="007590e4" officeooo:paragraph-rsid="007590e4"/>
    </style:style>
    <style:style style:name="P20" style:family="paragraph" style:parent-style-name="Standard">
      <style:paragraph-properties fo:margin-top="0in" fo:margin-bottom="0.25in" loext:contextual-spacing="false" fo:line-height="150%" fo:text-align="justify" style:justify-single-word="false"/>
      <style:text-properties style:font-name="Open Sans1" officeooo:rsid="00b5de65" officeooo:paragraph-rsid="00b5de65"/>
    </style:style>
    <style:style style:name="P21" style:family="paragraph" style:parent-style-name="Standard">
      <style:paragraph-properties fo:margin-top="0in" fo:margin-bottom="0.25in" loext:contextual-spacing="false" fo:line-height="150%" fo:text-align="justify" style:justify-single-word="false"/>
      <style:text-properties style:font-name="Open Sans1" officeooo:rsid="010630b8" officeooo:paragraph-rsid="010630b8"/>
    </style:style>
    <style:style style:name="P22" style:family="paragraph" style:parent-style-name="Standard">
      <style:paragraph-properties fo:margin-top="0in" fo:margin-bottom="0.25in" loext:contextual-spacing="false" fo:line-height="150%" fo:text-align="justify" style:justify-single-word="false"/>
      <style:text-properties style:font-name="Open Sans1" officeooo:rsid="001dda17" officeooo:paragraph-rsid="014e353d"/>
    </style:style>
    <style:style style:name="P23" style:family="paragraph" style:parent-style-name="Standard">
      <style:paragraph-properties fo:margin-top="0in" fo:margin-bottom="0.25in" loext:contextual-spacing="false" fo:line-height="150%" fo:text-align="justify" style:justify-single-word="false"/>
      <style:text-properties style:font-name="Open Sans1" officeooo:rsid="00f070f3" officeooo:paragraph-rsid="00f19d05"/>
    </style:style>
    <style:style style:name="P24"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57c2dc"/>
    </style:style>
    <style:style style:name="P25"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d0f572"/>
    </style:style>
    <style:style style:name="P26" style:family="paragraph" style:parent-style-name="Standard">
      <style:paragraph-properties fo:margin-top="0in" fo:margin-bottom="0.25in" loext:contextual-spacing="false" fo:line-height="150%" fo:text-align="justify" style:justify-single-word="false"/>
      <style:text-properties style:font-name="Open Sans1" officeooo:rsid="00e3eac7" officeooo:paragraph-rsid="01707c41"/>
    </style:style>
    <style:style style:name="P27" style:family="paragraph" style:parent-style-name="Standard">
      <style:paragraph-properties fo:margin-top="0in" fo:margin-bottom="0.25in" loext:contextual-spacing="false" fo:line-height="150%" fo:text-align="center" style:justify-single-word="false"/>
      <style:text-properties style:font-name="Open Sans1" fo:font-size="16pt" fo:font-weight="bold" officeooo:rsid="001a09fb" officeooo:paragraph-rsid="001a09fb" style:font-size-asian="16pt" style:font-weight-asian="bold" style:font-size-complex="16pt" style:font-weight-complex="bold"/>
    </style:style>
    <style:style style:name="P28" style:family="paragraph" style:parent-style-name="Standard">
      <style:paragraph-properties fo:margin-top="0in" fo:margin-bottom="0.25in" loext:contextual-spacing="false" fo:line-height="150%" fo:text-align="center" style:justify-single-word="false"/>
      <style:text-properties style:font-name="Open Sans1" fo:font-size="14pt" officeooo:rsid="001a09fb" officeooo:paragraph-rsid="001a09fb" style:font-size-asian="14pt" style:font-size-complex="14pt"/>
    </style:style>
    <style:style style:name="P29" style:family="paragraph" style:parent-style-name="Standard">
      <style:paragraph-properties fo:margin-top="0in" fo:margin-bottom="0.25in" loext:contextual-spacing="false" fo:line-height="150%" fo:text-align="justify" style:justify-single-word="false"/>
      <style:text-properties style:font-name="Open Sans1" officeooo:rsid="00557c08" officeooo:paragraph-rsid="01bede22"/>
    </style:style>
    <style:style style:name="P30" style:family="paragraph" style:parent-style-name="Standard">
      <style:paragraph-properties fo:margin-top="0in" fo:margin-bottom="0.25in" loext:contextual-spacing="false" fo:line-height="150%" fo:text-align="justify" style:justify-single-word="false"/>
      <style:text-properties style:font-name="Open Sans1" officeooo:rsid="00324d3e" officeooo:paragraph-rsid="01c9beb1"/>
    </style:style>
    <style:style style:name="P31" style:family="paragraph" style:parent-style-name="Standard">
      <style:paragraph-properties fo:margin-top="0in" fo:margin-bottom="0.25in" loext:contextual-spacing="false" fo:line-height="150%" fo:text-align="justify" style:justify-single-word="false"/>
      <style:text-properties style:font-name="Open Sans1" fo:font-weight="normal" officeooo:rsid="01c5264b" officeooo:paragraph-rsid="01c5264b" style:font-weight-asian="normal" style:font-weight-complex="normal"/>
    </style:style>
    <style:style style:name="P32" style:family="paragraph" style:parent-style-name="Standard">
      <style:paragraph-properties fo:margin-top="0in" fo:margin-bottom="0.25in" loext:contextual-spacing="false" fo:line-height="150%" fo:text-align="justify" style:justify-single-word="false"/>
      <style:text-properties style:font-name="Open Sans1" officeooo:rsid="00fa835b" officeooo:paragraph-rsid="01ec8610"/>
    </style:style>
    <style:style style:name="P33" style:family="paragraph" style:parent-style-name="Standard">
      <style:paragraph-properties fo:margin-top="0in" fo:margin-bottom="0.25in" loext:contextual-spacing="false" fo:line-height="150%" fo:text-align="justify" style:justify-single-word="false"/>
      <style:text-properties style:font-name="Open Sans1" officeooo:rsid="0190bdf2" officeooo:paragraph-rsid="01ec8610"/>
    </style:style>
    <style:style style:name="P34" style:family="paragraph" style:parent-style-name="Standard">
      <style:paragraph-properties fo:margin-top="0in" fo:margin-bottom="0.25in" loext:contextual-spacing="false" fo:line-height="150%" fo:text-align="justify" style:justify-single-word="false"/>
      <style:text-properties style:font-name="Open Sans1" officeooo:paragraph-rsid="01ec8610"/>
    </style:style>
    <style:style style:name="P35" style:family="paragraph" style:parent-style-name="Standard">
      <style:paragraph-properties fo:margin-top="0in" fo:margin-bottom="0.25in" loext:contextual-spacing="false" fo:line-height="150%" fo:text-align="justify" style:justify-single-word="false"/>
      <style:text-properties style:font-name="Open Sans1" officeooo:rsid="01d6634c" officeooo:paragraph-rsid="01f32079"/>
    </style:style>
    <style:style style:name="P36" style:family="paragraph" style:parent-style-name="Standard">
      <style:paragraph-properties fo:margin-top="0in" fo:margin-bottom="0.25in" loext:contextual-spacing="false" fo:line-height="150%" fo:text-align="justify" style:justify-single-word="false"/>
      <style:text-properties style:font-name="Open Sans1" officeooo:rsid="01d6634c" officeooo:paragraph-rsid="01f7984b"/>
    </style:style>
    <style:style style:name="P37" style:family="paragraph" style:parent-style-name="Standard">
      <style:paragraph-properties fo:margin-top="0in" fo:margin-bottom="0.25in" loext:contextual-spacing="false" fo:line-height="150%" fo:text-align="justify" style:justify-single-word="false"/>
      <style:text-properties style:font-name="Open Sans1" officeooo:rsid="01f32079" officeooo:paragraph-rsid="01f32079"/>
    </style:style>
    <style:style style:name="P38" style:family="paragraph" style:parent-style-name="Standard">
      <style:paragraph-properties fo:margin-top="0in" fo:margin-bottom="0.25in" loext:contextual-spacing="false" fo:line-height="150%" fo:text-align="justify" style:justify-single-word="false"/>
      <style:text-properties style:font-name="Open Sans1" officeooo:rsid="00f4ad5f" officeooo:paragraph-rsid="01f6ded9"/>
    </style:style>
    <style:style style:name="P39" style:family="paragraph" style:parent-style-name="Standard">
      <style:paragraph-properties fo:margin-top="0in" fo:margin-bottom="0.25in" loext:contextual-spacing="false" fo:line-height="150%" fo:text-align="justify" style:justify-single-word="false"/>
      <style:text-properties style:font-name="Open Sans1" officeooo:rsid="01f95a6f" officeooo:paragraph-rsid="01f95a6f"/>
    </style:style>
    <style:style style:name="P40" style:family="paragraph" style:parent-style-name="Standard">
      <style:paragraph-properties fo:margin-top="0in" fo:margin-bottom="0.25in" loext:contextual-spacing="false" fo:line-height="150%" fo:text-align="justify" style:justify-single-word="false"/>
      <style:text-properties style:font-name="Open Sans1" officeooo:rsid="00cb9c65" officeooo:paragraph-rsid="02037af0"/>
    </style:style>
    <style:style style:name="P41" style:family="paragraph" style:parent-style-name="Standard">
      <style:paragraph-properties fo:margin-top="0in" fo:margin-bottom="0.25in" loext:contextual-spacing="false" fo:line-height="150%" fo:text-align="justify" style:justify-single-word="false"/>
      <style:text-properties style:font-name="Open Sans1" officeooo:rsid="02057c48" officeooo:paragraph-rsid="02087561"/>
    </style:style>
    <style:style style:name="P42" style:family="paragraph" style:parent-style-name="Standard">
      <style:paragraph-properties fo:margin-top="0in" fo:margin-bottom="0.25in" loext:contextual-spacing="false" fo:line-height="150%" fo:text-align="justify" style:justify-single-word="false"/>
      <style:text-properties fo:font-weight="bold" officeooo:rsid="01e26e54" officeooo:paragraph-rsid="01e26e54" style:font-weight-asian="bold" style:font-weight-complex="bold"/>
    </style:style>
    <style:style style:name="P43" style:family="paragraph" style:parent-style-name="Standard">
      <style:paragraph-properties fo:margin-top="0in" fo:margin-bottom="0.25in" loext:contextual-spacing="false" fo:line-height="150%" fo:text-align="justify" style:justify-single-word="false"/>
      <style:text-properties fo:font-variant="normal" fo:text-transform="none" fo:color="#252525" style:text-position="0% 100%" style:font-name="Open Sans1" fo:font-size="12pt" fo:letter-spacing="normal" fo:font-style="normal" fo:font-weight="normal" officeooo:rsid="01a4295c" officeooo:paragraph-rsid="01ec8610"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normal" officeooo:rsid="017f1f5e" officeooo:paragraph-rsid="01ec8610" style:font-weight-asian="normal" style:font-weight-complex="normal"/>
    </style:style>
    <style:style style:name="P45"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normal" officeooo:rsid="01f6ded9" officeooo:paragraph-rsid="01f6ded9" style:font-weight-asian="normal" style:font-weight-complex="normal"/>
    </style:style>
    <style:style style:name="P46"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18a7f8b" officeooo:paragraph-rsid="01ec8610" style:font-weight-asian="bold" style:font-weight-complex="bold"/>
    </style:style>
    <style:style style:name="P47" style:family="paragraph" style:parent-style-name="Standard">
      <style:paragraph-properties fo:margin-top="0in" fo:margin-bottom="0.25in" loext:contextual-spacing="false" fo:line-height="150%" fo:text-align="justify" style:justify-single-word="false"/>
      <style:text-properties officeooo:paragraph-rsid="01fe685a"/>
    </style:style>
    <style:style style:name="P48"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1a09fb" officeooo:paragraph-rsid="001a09fb" style:font-weight-asian="bold" style:font-weight-complex="bold"/>
    </style:style>
    <style:style style:name="P49"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cebcea" officeooo:paragraph-rsid="00cebcea" style:font-weight-asian="bold" style:font-weight-complex="bold"/>
    </style:style>
    <style:style style:name="P50"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6851e0" officeooo:paragraph-rsid="00ff9244" style:font-weight-asian="bold" style:font-weight-complex="bold"/>
    </style:style>
    <style:style style:name="P51"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1ba39cc" officeooo:paragraph-rsid="01ba39cc" style:font-weight-asian="bold" style:font-weight-complex="bold"/>
    </style:style>
    <style:style style:name="P52" style:family="paragraph" style:parent-style-name="Standard">
      <style:paragraph-properties fo:margin-top="0in" fo:margin-bottom="0.25in" loext:contextual-spacing="false" fo:line-height="150%" fo:text-align="justify" style:justify-single-word="false" fo:break-before="page"/>
      <style:text-properties style:font-name="Open Sans1" officeooo:rsid="001a09fb" officeooo:paragraph-rsid="001a09fb"/>
    </style:style>
    <style:style style:name="P53" style:family="paragraph" style:parent-style-name="Standard_20__28_user_29_">
      <style:paragraph-properties fo:margin-top="0in" fo:margin-bottom="0.25in" loext:contextual-spacing="false" fo:line-height="150%" fo:text-align="justify" style:justify-single-word="false"/>
      <style:text-properties officeooo:paragraph-rsid="014fc2ba"/>
    </style:style>
    <style:style style:name="P54" style:family="paragraph" style:parent-style-name="Standard_20__28_user_29_">
      <style:paragraph-properties fo:margin-top="0in" fo:margin-bottom="0.25in" loext:contextual-spacing="false" fo:line-height="150%" fo:text-align="justify" style:justify-single-word="false"/>
      <style:text-properties fo:font-weight="bold" officeooo:paragraph-rsid="014fc2ba" style:font-weight-asian="bold"/>
    </style:style>
    <style:style style:name="P55" style:family="paragraph" style:parent-style-name="Standard_20__28_user_29_">
      <style:paragraph-properties fo:margin-top="0in" fo:margin-bottom="0.25in" loext:contextual-spacing="false" fo:line-height="150%" fo:text-align="justify" style:justify-single-word="false"/>
      <style:text-properties style:font-name="Open Sans1" officeooo:rsid="00f070f3" officeooo:paragraph-rsid="014fc2ba"/>
    </style:style>
    <style:style style:name="P56" style:family="paragraph" style:parent-style-name="Standard_20__28_user_29_">
      <style:paragraph-properties fo:margin-top="0in" fo:margin-bottom="0.25in" loext:contextual-spacing="false" fo:line-height="150%" fo:text-align="justify" style:justify-single-word="false"/>
      <style:text-properties style:font-name="Open Sans1" officeooo:rsid="01f0013a" officeooo:paragraph-rsid="01f0013a"/>
    </style:style>
    <style:style style:name="P57" style:family="paragraph" style:parent-style-name="Standard" style:list-style-name="L1">
      <style:paragraph-properties fo:margin-top="0in" fo:margin-bottom="0.25in" loext:contextual-spacing="false" fo:line-height="150%" fo:text-align="justify" style:justify-single-word="false"/>
      <style:text-properties style:font-name="Open Sans1" officeooo:rsid="00b025d2" officeooo:paragraph-rsid="00b025d2" fo:background-color="transparent"/>
    </style:style>
    <style:style style:name="T1" style:family="text">
      <style:text-properties fo:font-weight="bold" style:font-weight-asian="bold" style:font-weight-complex="bold"/>
    </style:style>
    <style:style style:name="T2" style:family="text">
      <style:text-properties fo:font-weight="bold" officeooo:rsid="001b4c76" style:font-weight-asian="bold" style:font-weight-complex="bold"/>
    </style:style>
    <style:style style:name="T3" style:family="text">
      <style:text-properties fo:font-weight="bold" officeooo:rsid="00cc1620" style:font-weight-asian="bold" style:font-weight-complex="bold"/>
    </style:style>
    <style:style style:name="T4" style:family="text">
      <style:text-properties fo:font-weight="bold" officeooo:rsid="00fb1350" style:font-weight-asian="bold" style:font-weight-complex="bold"/>
    </style:style>
    <style:style style:name="T5" style:family="text">
      <style:text-properties fo:font-weight="bold" officeooo:rsid="0154461e" style:font-weight-asian="bold" style:font-weight-complex="bold"/>
    </style:style>
    <style:style style:name="T6" style:family="text">
      <style:text-properties fo:font-weight="bold" officeooo:rsid="02037af0" style:font-weight-asian="bold" style:font-weight-complex="bold"/>
    </style:style>
    <style:style style:name="T7" style:family="text">
      <style:text-properties officeooo:rsid="001ca211"/>
    </style:style>
    <style:style style:name="T8" style:family="text">
      <style:text-properties fo:background-color="#ffff00" loext:char-shading-value="0"/>
    </style:style>
    <style:style style:name="T9" style:family="text">
      <style:text-properties officeooo:rsid="0071bfd3" fo:background-color="#ffff00" loext:char-shading-value="0"/>
    </style:style>
    <style:style style:name="T10" style:family="text">
      <style:text-properties officeooo:rsid="00ade917" fo:background-color="#ffff00" loext:char-shading-value="0"/>
    </style:style>
    <style:style style:name="T11" style:family="text">
      <style:text-properties officeooo:rsid="00bc3311" fo:background-color="#ffff00" loext:char-shading-value="0"/>
    </style:style>
    <style:style style:name="T12" style:family="text">
      <style:text-properties officeooo:rsid="00bde217" fo:background-color="#ffff00" loext:char-shading-value="0"/>
    </style:style>
    <style:style style:name="T13" style:family="text">
      <style:text-properties officeooo:rsid="003d9c45" fo:background-color="#ffff00" loext:char-shading-value="0"/>
    </style:style>
    <style:style style:name="T14" style:family="text">
      <style:text-properties officeooo:rsid="01f95a6f" fo:background-color="#ffff00" loext:char-shading-value="0"/>
    </style:style>
    <style:style style:name="T15" style:family="text">
      <style:text-properties fo:background-color="#ffff00" loext:char-shading-value="0"/>
    </style:style>
    <style:style style:name="T16" style:family="text">
      <style:text-properties officeooo:rsid="001e59d1"/>
    </style:style>
    <style:style style:name="T17" style:family="text">
      <style:text-properties officeooo:rsid="001fc1de"/>
    </style:style>
    <style:style style:name="T18" style:family="text">
      <style:text-properties officeooo:rsid="00249afe"/>
    </style:style>
    <style:style style:name="T19" style:family="text">
      <style:text-properties officeooo:rsid="002d6985"/>
    </style:style>
    <style:style style:name="T20" style:family="text">
      <style:text-properties officeooo:rsid="002eaba2"/>
    </style:style>
    <style:style style:name="T21" style:family="text">
      <style:text-properties fo:font-style="italic" officeooo:rsid="002eaba2" style:font-style-asian="italic" style:font-style-complex="italic"/>
    </style:style>
    <style:style style:name="T22" style:family="text">
      <style:text-properties fo:font-style="italic" officeooo:rsid="0032b953" style:font-style-asian="italic" style:font-style-complex="italic"/>
    </style:style>
    <style:style style:name="T23" style:family="text">
      <style:text-properties officeooo:rsid="0032b953"/>
    </style:style>
    <style:style style:name="T24" style:family="text">
      <style:text-properties style:text-position="sub 58%"/>
    </style:style>
    <style:style style:name="T25" style:family="text">
      <style:text-properties style:text-position="sub 58%" officeooo:rsid="0032b953"/>
    </style:style>
    <style:style style:name="T26" style:family="text">
      <style:text-properties style:text-position="sub 58%" officeooo:rsid="00557c08"/>
    </style:style>
    <style:style style:name="T27" style:family="text">
      <style:text-properties style:text-position="sub 58%" fo:font-weight="normal" style:font-weight-asian="normal" style:font-weight-complex="normal"/>
    </style:style>
    <style:style style:name="T28" style:family="text">
      <style:text-properties style:text-position="sub 58%" fo:font-weight="normal" officeooo:rsid="00e25756" style:font-weight-asian="normal" style:font-weight-complex="normal"/>
    </style:style>
    <style:style style:name="T29" style:family="text">
      <style:text-properties style:text-position="sub 58%" fo:font-weight="normal" officeooo:rsid="00e588d6" style:font-weight-asian="normal" style:font-weight-complex="normal"/>
    </style:style>
    <style:style style:name="T30" style:family="text">
      <style:text-properties style:text-position="sub 58%" fo:font-weight="normal" officeooo:rsid="00eb65e4" style:font-weight-asian="normal" style:font-weight-complex="normal"/>
    </style:style>
    <style:style style:name="T31" style:family="text">
      <style:text-properties style:text-position="sub 58%" fo:font-weight="normal" officeooo:rsid="00f393cc" style:font-weight-asian="normal" style:font-weight-complex="normal"/>
    </style:style>
    <style:style style:name="T32" style:family="text">
      <style:text-properties style:text-position="sub 58%" fo:font-weight="normal" officeooo:rsid="00f6b495" style:font-weight-asian="normal" style:font-weight-complex="normal"/>
    </style:style>
    <style:style style:name="T33" style:family="text">
      <style:text-properties style:text-position="sub 58%" fo:font-weight="normal" officeooo:rsid="00f745d1" style:font-weight-asian="normal" style:font-weight-complex="normal"/>
    </style:style>
    <style:style style:name="T34" style:family="text">
      <style:text-properties style:text-position="sub 58%" fo:font-weight="normal" officeooo:rsid="00ff9244" style:font-weight-asian="normal" style:font-weight-complex="normal"/>
    </style:style>
    <style:style style:name="T35" style:family="text">
      <style:text-properties style:text-position="sub 58%" fo:font-weight="normal" officeooo:rsid="0101ec8f" style:font-weight-asian="normal" style:font-weight-complex="normal"/>
    </style:style>
    <style:style style:name="T36" style:family="text">
      <style:text-properties style:text-position="sub 58%" fo:font-weight="normal" officeooo:rsid="01040a8c" style:font-weight-asian="normal" style:font-weight-complex="normal"/>
    </style:style>
    <style:style style:name="T37" style:family="text">
      <style:text-properties style:text-position="sub 58%" fo:font-weight="normal" officeooo:rsid="01423950" style:font-weight-asian="normal" style:font-weight-complex="normal"/>
    </style:style>
    <style:style style:name="T38" style:family="text">
      <style:text-properties style:text-position="sub 58%" fo:font-weight="normal" officeooo:rsid="00de4baf" style:font-weight-asian="normal" style:font-weight-complex="normal"/>
    </style:style>
    <style:style style:name="T39" style:family="text">
      <style:text-properties style:text-position="sub 58%" fo:font-weight="normal" officeooo:rsid="016ec108" style:font-weight-asian="normal" style:font-weight-complex="normal"/>
    </style:style>
    <style:style style:name="T40" style:family="text">
      <style:text-properties style:text-position="sub 58%" fo:font-weight="normal" officeooo:rsid="0182d02a" style:font-weight-asian="normal" style:font-weight-complex="normal"/>
    </style:style>
    <style:style style:name="T41" style:family="text">
      <style:text-properties style:text-position="sub 58%" fo:font-weight="normal" officeooo:rsid="01848b56" style:font-weight-asian="normal" style:font-weight-complex="normal"/>
    </style:style>
    <style:style style:name="T42" style:family="text">
      <style:text-properties style:text-position="sub 58%" fo:font-weight="normal" officeooo:rsid="018bf2da" style:font-weight-asian="normal" style:font-weight-complex="normal"/>
    </style:style>
    <style:style style:name="T43" style:family="text">
      <style:text-properties style:text-position="sub 58%" fo:font-weight="normal" officeooo:rsid="019c041f" style:font-weight-asian="normal" style:font-weight-complex="normal"/>
    </style:style>
    <style:style style:name="T44" style:family="text">
      <style:text-properties style:text-position="sub 58%" fo:font-weight="normal" officeooo:rsid="00cebcea" style:font-weight-asian="normal" style:font-weight-complex="normal"/>
    </style:style>
    <style:style style:name="T45" style:family="text">
      <style:text-properties style:text-position="sub 58%" style:font-name="Open Sans" fo:language="en" fo:country="US" style:language-asian="en" style:country-asian="US" style:font-name-complex="Times" style:language-complex="ar" style:country-complex="SA"/>
    </style:style>
    <style:style style:name="T46" style:family="text">
      <style:text-properties style:text-position="sub 58%" style:font-name="Open Sans" fo:language="en" fo:country="US" officeooo:rsid="013737ec" style:language-asian="en" style:country-asian="US" style:font-name-complex="Times" style:language-complex="ar" style:country-complex="SA"/>
    </style:style>
    <style:style style:name="T47" style:family="text">
      <style:text-properties style:text-position="sub 58%" style:font-name="Open Sans" fo:language="en" fo:country="US" fo:background-color="#ffff00" loext:char-shading-value="0" style:language-asian="en" style:country-asian="US" style:font-name-complex="Times" style:language-complex="ar" style:country-complex="SA"/>
    </style:style>
    <style:style style:name="T48" style:family="text">
      <style:text-properties style:text-position="sub 58%" style:font-name="Open Sans" officeooo:rsid="01aa8b09"/>
    </style:style>
    <style:style style:name="T49" style:family="text">
      <style:text-properties style:text-position="sub 58%" style:font-name="Open Sans" officeooo:rsid="01b1a681"/>
    </style:style>
    <style:style style:name="T50" style:family="text">
      <style:text-properties style:text-position="sub 58%" officeooo:rsid="013792e9"/>
    </style:style>
    <style:style style:name="T51" style:family="text">
      <style:text-properties style:text-position="sub 58%" fo:font-weight="bold" officeooo:rsid="00e3eac7" style:font-weight-asian="bold" style:font-weight-complex="bold"/>
    </style:style>
    <style:style style:name="T52" style:family="text">
      <style:text-properties style:text-position="sub 58%" officeooo:rsid="01689c00"/>
    </style:style>
    <style:style style:name="T53" style:family="text">
      <style:text-properties style:text-position="sub 58%" style:font-name="Open Sans1" officeooo:rsid="01fa4944"/>
    </style:style>
    <style:style style:name="T54" style:family="text">
      <style:text-properties style:text-position="0% 100%"/>
    </style:style>
    <style:style style:name="T55" style:family="text">
      <style:text-properties style:text-position="0% 100%" officeooo:rsid="00344c4b"/>
    </style:style>
    <style:style style:name="T56" style:family="text">
      <style:text-properties style:text-position="0% 100%" officeooo:rsid="00c70a14"/>
    </style:style>
    <style:style style:name="T57" style:family="text">
      <style:text-properties style:text-position="0% 100%" officeooo:rsid="0032b953"/>
    </style:style>
    <style:style style:name="T58" style:family="text">
      <style:text-properties style:text-position="0% 100%" fo:font-weight="normal" style:font-weight-asian="normal" style:font-weight-complex="normal"/>
    </style:style>
    <style:style style:name="T59" style:family="text">
      <style:text-properties style:text-position="0% 100%" fo:font-weight="normal" officeooo:rsid="00d196b1" style:font-weight-asian="normal" style:font-weight-complex="normal"/>
    </style:style>
    <style:style style:name="T60" style:family="text">
      <style:text-properties style:text-position="0% 100%" fo:font-weight="normal" officeooo:rsid="00d33314" style:font-weight-asian="normal" style:font-weight-complex="normal"/>
    </style:style>
    <style:style style:name="T61" style:family="text">
      <style:text-properties style:text-position="0% 100%" fo:font-weight="normal" officeooo:rsid="00d49dbf" style:font-weight-asian="normal" style:font-weight-complex="normal"/>
    </style:style>
    <style:style style:name="T62" style:family="text">
      <style:text-properties style:text-position="0% 100%" fo:font-weight="normal" officeooo:rsid="00d589fa" style:font-weight-asian="normal" style:font-weight-complex="normal"/>
    </style:style>
    <style:style style:name="T63" style:family="text">
      <style:text-properties style:text-position="0% 100%" fo:font-weight="normal" officeooo:rsid="00d6dc5f" style:font-weight-asian="normal" style:font-weight-complex="normal"/>
    </style:style>
    <style:style style:name="T64" style:family="text">
      <style:text-properties style:text-position="0% 100%" fo:font-weight="normal" officeooo:rsid="00d77f9b" style:font-weight-asian="normal" style:font-weight-complex="normal"/>
    </style:style>
    <style:style style:name="T65" style:family="text">
      <style:text-properties style:text-position="0% 100%" fo:font-weight="normal" officeooo:rsid="00d85913" style:font-weight-asian="normal" style:font-weight-complex="normal"/>
    </style:style>
    <style:style style:name="T66" style:family="text">
      <style:text-properties style:text-position="0% 100%" fo:font-weight="normal" officeooo:rsid="00db781c" style:font-weight-asian="normal" style:font-weight-complex="normal"/>
    </style:style>
    <style:style style:name="T67" style:family="text">
      <style:text-properties style:text-position="0% 100%" fo:font-weight="normal" officeooo:rsid="00de4baf" style:font-weight-asian="normal" style:font-weight-complex="normal"/>
    </style:style>
    <style:style style:name="T68" style:family="text">
      <style:text-properties style:text-position="0% 100%" fo:font-weight="normal" officeooo:rsid="00e25756" style:font-weight-asian="normal" style:font-weight-complex="normal"/>
    </style:style>
    <style:style style:name="T69" style:family="text">
      <style:text-properties style:text-position="0% 100%" fo:font-weight="normal" officeooo:rsid="00e588d6" style:font-weight-asian="normal" style:font-weight-complex="normal"/>
    </style:style>
    <style:style style:name="T70" style:family="text">
      <style:text-properties style:text-position="0% 100%" fo:font-weight="normal" officeooo:rsid="00e6365c" style:font-weight-asian="normal" style:font-weight-complex="normal"/>
    </style:style>
    <style:style style:name="T71" style:family="text">
      <style:text-properties style:text-position="0% 100%" fo:font-weight="normal" officeooo:rsid="00e78ff8" style:font-weight-asian="normal" style:font-weight-complex="normal"/>
    </style:style>
    <style:style style:name="T72" style:family="text">
      <style:text-properties style:text-position="0% 100%" fo:font-weight="normal" officeooo:rsid="00e8bc01" style:font-weight-asian="normal" style:font-weight-complex="normal"/>
    </style:style>
    <style:style style:name="T73" style:family="text">
      <style:text-properties style:text-position="0% 100%" fo:font-weight="normal" officeooo:rsid="00e9b03f" style:font-weight-asian="normal" style:font-weight-complex="normal"/>
    </style:style>
    <style:style style:name="T74" style:family="text">
      <style:text-properties style:text-position="0% 100%" fo:font-weight="normal" officeooo:rsid="00eb65e4" style:font-weight-asian="normal" style:font-weight-complex="normal"/>
    </style:style>
    <style:style style:name="T75" style:family="text">
      <style:text-properties style:text-position="0% 100%" fo:font-weight="normal" officeooo:rsid="00ed473d" style:font-weight-asian="normal" style:font-weight-complex="normal"/>
    </style:style>
    <style:style style:name="T76" style:family="text">
      <style:text-properties style:text-position="0% 100%" fo:font-weight="normal" officeooo:rsid="00ee4c41" style:font-weight-asian="normal" style:font-weight-complex="normal"/>
    </style:style>
    <style:style style:name="T77" style:family="text">
      <style:text-properties style:text-position="0% 100%" fo:font-weight="normal" officeooo:rsid="00f393cc" style:font-weight-asian="normal" style:font-weight-complex="normal"/>
    </style:style>
    <style:style style:name="T78" style:family="text">
      <style:text-properties style:text-position="0% 100%" fo:font-weight="normal" officeooo:rsid="00f5b666" style:font-weight-asian="normal" style:font-weight-complex="normal"/>
    </style:style>
    <style:style style:name="T79" style:family="text">
      <style:text-properties style:text-position="0% 100%" fo:font-weight="normal" officeooo:rsid="00f6b495" style:font-weight-asian="normal" style:font-weight-complex="normal"/>
    </style:style>
    <style:style style:name="T80" style:family="text">
      <style:text-properties style:text-position="0% 100%" fo:font-weight="normal" officeooo:rsid="00f745d1" style:font-weight-asian="normal" style:font-weight-complex="normal"/>
    </style:style>
    <style:style style:name="T81" style:family="text">
      <style:text-properties style:text-position="0% 100%" fo:font-weight="normal" officeooo:rsid="00f926a5" style:font-weight-asian="normal" style:font-weight-complex="normal"/>
    </style:style>
    <style:style style:name="T82" style:family="text">
      <style:text-properties style:text-position="0% 100%" fo:font-weight="normal" officeooo:rsid="00f9d6d1" style:font-weight-asian="normal" style:font-weight-complex="normal"/>
    </style:style>
    <style:style style:name="T83" style:family="text">
      <style:text-properties style:text-position="0% 100%" fo:font-weight="normal" officeooo:rsid="00fd077a" style:font-weight-asian="normal" style:font-weight-complex="normal"/>
    </style:style>
    <style:style style:name="T84" style:family="text">
      <style:text-properties style:text-position="0% 100%" fo:font-weight="normal" officeooo:rsid="00fd96e1" style:font-weight-asian="normal" style:font-weight-complex="normal"/>
    </style:style>
    <style:style style:name="T85" style:family="text">
      <style:text-properties style:text-position="0% 100%" fo:font-weight="normal" officeooo:rsid="00ff9244" style:font-weight-asian="normal" style:font-weight-complex="normal"/>
    </style:style>
    <style:style style:name="T86" style:family="text">
      <style:text-properties style:text-position="0% 100%" fo:font-weight="normal" officeooo:rsid="0101ec8f" style:font-weight-asian="normal" style:font-weight-complex="normal"/>
    </style:style>
    <style:style style:name="T87" style:family="text">
      <style:text-properties style:text-position="0% 100%" fo:font-weight="normal" officeooo:rsid="0102f43e" style:font-weight-asian="normal" style:font-weight-complex="normal"/>
    </style:style>
    <style:style style:name="T88" style:family="text">
      <style:text-properties style:text-position="0% 100%" fo:font-weight="normal" officeooo:rsid="01040a8c" style:font-weight-asian="normal" style:font-weight-complex="normal"/>
    </style:style>
    <style:style style:name="T89" style:family="text">
      <style:text-properties style:text-position="0% 100%" fo:font-weight="normal" officeooo:rsid="0105c1c0" style:font-weight-asian="normal" style:font-weight-complex="normal"/>
    </style:style>
    <style:style style:name="T90" style:family="text">
      <style:text-properties style:text-position="0% 100%" fo:font-weight="normal" officeooo:rsid="01423950" style:font-weight-asian="normal" style:font-weight-complex="normal"/>
    </style:style>
    <style:style style:name="T91" style:family="text">
      <style:text-properties style:text-position="0% 100%" fo:font-weight="normal" officeooo:rsid="0143e204" style:font-weight-asian="normal" style:font-weight-complex="normal"/>
    </style:style>
    <style:style style:name="T92" style:family="text">
      <style:text-properties style:text-position="0% 100%" fo:font-weight="normal" officeooo:rsid="01444c88" style:font-weight-asian="normal" style:font-weight-complex="normal"/>
    </style:style>
    <style:style style:name="T93" style:family="text">
      <style:text-properties style:text-position="0% 100%" fo:font-weight="normal" officeooo:rsid="0144c6ed" style:font-weight-asian="normal" style:font-weight-complex="normal"/>
    </style:style>
    <style:style style:name="T94" style:family="text">
      <style:text-properties style:text-position="0% 100%" fo:font-weight="normal" officeooo:rsid="0157c2dc" style:font-weight-asian="normal" style:font-weight-complex="normal"/>
    </style:style>
    <style:style style:name="T95" style:family="text">
      <style:text-properties style:text-position="0% 100%" fo:font-weight="normal" officeooo:rsid="0157c753" style:font-weight-asian="normal" style:font-weight-complex="normal"/>
    </style:style>
    <style:style style:name="T96" style:family="text">
      <style:text-properties style:text-position="0% 100%" fo:font-weight="normal" officeooo:rsid="0159b667" style:font-weight-asian="normal" style:font-weight-complex="normal"/>
    </style:style>
    <style:style style:name="T97" style:family="text">
      <style:text-properties style:text-position="0% 100%" fo:font-weight="normal" officeooo:rsid="015a450d" style:font-weight-asian="normal" style:font-weight-complex="normal"/>
    </style:style>
    <style:style style:name="T98" style:family="text">
      <style:text-properties style:text-position="0% 100%" fo:font-weight="normal" officeooo:rsid="015aa87c" style:font-weight-asian="normal" style:font-weight-complex="normal"/>
    </style:style>
    <style:style style:name="T99" style:family="text">
      <style:text-properties style:text-position="0% 100%" fo:font-weight="normal" officeooo:rsid="016ec108" style:font-weight-asian="normal" style:font-weight-complex="normal"/>
    </style:style>
    <style:style style:name="T100" style:family="text">
      <style:text-properties style:text-position="0% 100%" fo:font-weight="normal" officeooo:rsid="016fde72" style:font-weight-asian="normal" style:font-weight-complex="normal"/>
    </style:style>
    <style:style style:name="T101" style:family="text">
      <style:text-properties style:text-position="0% 100%" fo:font-weight="normal" officeooo:rsid="01707c41" style:font-weight-asian="normal" style:font-weight-complex="normal"/>
    </style:style>
    <style:style style:name="T102" style:family="text">
      <style:text-properties style:text-position="0% 100%" fo:font-weight="normal" officeooo:rsid="0171abf6" style:font-weight-asian="normal" style:font-weight-complex="normal"/>
    </style:style>
    <style:style style:name="T103" style:family="text">
      <style:text-properties style:text-position="0% 100%" fo:font-weight="normal" officeooo:rsid="0179d8a6" style:font-weight-asian="normal" style:font-weight-complex="normal"/>
    </style:style>
    <style:style style:name="T104" style:family="text">
      <style:text-properties style:text-position="0% 100%" fo:font-weight="normal" officeooo:rsid="017bd2ea" style:font-weight-asian="normal" style:font-weight-complex="normal"/>
    </style:style>
    <style:style style:name="T105" style:family="text">
      <style:text-properties style:text-position="0% 100%" fo:font-weight="normal" officeooo:rsid="017cf84d" style:font-weight-asian="normal" style:font-weight-complex="normal"/>
    </style:style>
    <style:style style:name="T106" style:family="text">
      <style:text-properties style:text-position="0% 100%" fo:font-weight="normal" officeooo:rsid="017ec30c" style:font-weight-asian="normal" style:font-weight-complex="normal"/>
    </style:style>
    <style:style style:name="T107" style:family="text">
      <style:text-properties style:text-position="0% 100%" fo:font-weight="normal" officeooo:rsid="017f1f5e" style:font-weight-asian="normal" style:font-weight-complex="normal"/>
    </style:style>
    <style:style style:name="T108" style:family="text">
      <style:text-properties style:text-position="0% 100%" fo:font-weight="normal" officeooo:rsid="01809e92" style:font-weight-asian="normal" style:font-weight-complex="normal"/>
    </style:style>
    <style:style style:name="T109" style:family="text">
      <style:text-properties style:text-position="0% 100%" fo:font-weight="normal" officeooo:rsid="01820ea7" style:font-weight-asian="normal" style:font-weight-complex="normal"/>
    </style:style>
    <style:style style:name="T110" style:family="text">
      <style:text-properties style:text-position="0% 100%" fo:font-weight="normal" officeooo:rsid="0182d02a" style:font-weight-asian="normal" style:font-weight-complex="normal"/>
    </style:style>
    <style:style style:name="T111" style:family="text">
      <style:text-properties style:text-position="0% 100%" fo:font-weight="normal" officeooo:rsid="01848b56" style:font-weight-asian="normal" style:font-weight-complex="normal"/>
    </style:style>
    <style:style style:name="T112" style:family="text">
      <style:text-properties style:text-position="0% 100%" fo:font-weight="normal" officeooo:rsid="018ca05f" style:font-weight-asian="normal" style:font-weight-complex="normal"/>
    </style:style>
    <style:style style:name="T113" style:family="text">
      <style:text-properties style:text-position="0% 100%" fo:font-weight="normal" officeooo:rsid="018bf2da" style:font-weight-asian="normal" style:font-weight-complex="normal"/>
    </style:style>
    <style:style style:name="T114" style:family="text">
      <style:text-properties style:text-position="0% 100%" fo:font-weight="normal" officeooo:rsid="01910ff8" style:font-weight-asian="normal" style:font-weight-complex="normal"/>
    </style:style>
    <style:style style:name="T115" style:family="text">
      <style:text-properties style:text-position="0% 100%" fo:font-weight="normal" officeooo:rsid="019137b4" style:font-weight-asian="normal" style:font-weight-complex="normal"/>
    </style:style>
    <style:style style:name="T116" style:family="text">
      <style:text-properties style:text-position="0% 100%" fo:font-weight="normal" officeooo:rsid="0193c441" style:font-weight-asian="normal" style:font-weight-complex="normal"/>
    </style:style>
    <style:style style:name="T117" style:family="text">
      <style:text-properties style:text-position="0% 100%" fo:font-weight="normal" officeooo:rsid="01948262" style:font-weight-asian="normal" style:font-weight-complex="normal"/>
    </style:style>
    <style:style style:name="T118" style:family="text">
      <style:text-properties style:text-position="0% 100%" fo:font-weight="normal" officeooo:rsid="019676e0" style:font-weight-asian="normal" style:font-weight-complex="normal"/>
    </style:style>
    <style:style style:name="T119" style:family="text">
      <style:text-properties style:text-position="0% 100%" fo:font-weight="normal" officeooo:rsid="0197827b" style:font-weight-asian="normal" style:font-weight-complex="normal"/>
    </style:style>
    <style:style style:name="T120" style:family="text">
      <style:text-properties style:text-position="0% 100%" fo:font-weight="normal" officeooo:rsid="01981ba0" style:font-weight-asian="normal" style:font-weight-complex="normal"/>
    </style:style>
    <style:style style:name="T121" style:family="text">
      <style:text-properties style:text-position="0% 100%" fo:font-weight="normal" officeooo:rsid="01982eb0" style:font-weight-asian="normal" style:font-weight-complex="normal"/>
    </style:style>
    <style:style style:name="T122" style:family="text">
      <style:text-properties style:text-position="0% 100%" fo:font-weight="normal" officeooo:rsid="0198a1b3" style:font-weight-asian="normal" style:font-weight-complex="normal"/>
    </style:style>
    <style:style style:name="T123" style:family="text">
      <style:text-properties style:text-position="0% 100%" fo:font-weight="normal" officeooo:rsid="019a1fab" style:font-weight-asian="normal" style:font-weight-complex="normal"/>
    </style:style>
    <style:style style:name="T124" style:family="text">
      <style:text-properties style:text-position="0% 100%" fo:font-weight="normal" officeooo:rsid="019b0c71" style:font-weight-asian="normal" style:font-weight-complex="normal"/>
    </style:style>
    <style:style style:name="T125" style:family="text">
      <style:text-properties style:text-position="0% 100%" fo:font-weight="normal" officeooo:rsid="019c041f" style:font-weight-asian="normal" style:font-weight-complex="normal"/>
    </style:style>
    <style:style style:name="T126" style:family="text">
      <style:text-properties style:text-position="0% 100%" fo:font-weight="normal" officeooo:rsid="019d8064" style:font-weight-asian="normal" style:font-weight-complex="normal"/>
    </style:style>
    <style:style style:name="T127" style:family="text">
      <style:text-properties style:text-position="0% 100%" fo:font-weight="normal" officeooo:rsid="019e138c" style:font-weight-asian="normal" style:font-weight-complex="normal"/>
    </style:style>
    <style:style style:name="T128" style:family="text">
      <style:text-properties style:text-position="0% 100%" fo:font-weight="normal" officeooo:rsid="01a01e10" style:font-weight-asian="normal" style:font-weight-complex="normal"/>
    </style:style>
    <style:style style:name="T129" style:family="text">
      <style:text-properties style:text-position="0% 100%" fo:font-weight="normal" officeooo:rsid="01ce7a38" style:font-weight-asian="normal" style:font-weight-complex="normal"/>
    </style:style>
    <style:style style:name="T130" style:family="text">
      <style:text-properties style:text-position="0% 100%" fo:font-weight="normal" officeooo:rsid="01cf460a" style:font-weight-asian="normal" style:font-weight-complex="normal"/>
    </style:style>
    <style:style style:name="T131" style:family="text">
      <style:text-properties style:text-position="0% 100%" fo:font-weight="normal" officeooo:rsid="01d32ad7" style:font-weight-asian="normal" style:font-weight-complex="normal"/>
    </style:style>
    <style:style style:name="T132" style:family="text">
      <style:text-properties style:text-position="0% 100%" fo:font-weight="normal" officeooo:rsid="01d4eef9" style:font-weight-asian="normal" style:font-weight-complex="normal"/>
    </style:style>
    <style:style style:name="T133" style:family="text">
      <style:text-properties style:text-position="0% 100%" fo:font-weight="normal" officeooo:rsid="01ec8610" style:font-weight-asian="normal" style:font-weight-complex="normal"/>
    </style:style>
    <style:style style:name="T134" style:family="text">
      <style:text-properties style:text-position="0% 100%" fo:font-weight="normal" officeooo:rsid="01ef335c" style:font-weight-asian="normal" style:font-weight-complex="normal"/>
    </style:style>
    <style:style style:name="T135" style:family="text">
      <style:text-properties style:text-position="0% 100%" fo:font-weight="normal" officeooo:rsid="01f32079" style:font-weight-asian="normal" style:font-weight-complex="normal"/>
    </style:style>
    <style:style style:name="T136" style:family="text">
      <style:text-properties style:text-position="0% 100%" fo:font-weight="normal" officeooo:rsid="01f6109a" style:font-weight-asian="normal" style:font-weight-complex="normal"/>
    </style:style>
    <style:style style:name="T137" style:family="text">
      <style:text-properties style:text-position="0% 100%" fo:font-weight="normal" officeooo:rsid="01f7984b" style:font-weight-asian="normal" style:font-weight-complex="normal"/>
    </style:style>
    <style:style style:name="T138" style:family="text">
      <style:text-properties style:text-position="0% 100%" fo:font-weight="normal" officeooo:rsid="00cebcea" style:font-weight-asian="normal" style:font-weight-complex="normal"/>
    </style:style>
    <style:style style:name="T139" style:family="text">
      <style:text-properties style:text-position="0% 100%" fo:font-weight="normal" officeooo:rsid="02087561" style:font-weight-asian="normal" style:font-weight-complex="normal"/>
    </style:style>
    <style:style style:name="T140" style:family="text">
      <style:text-properties style:text-position="0% 100%" fo:font-weight="normal" officeooo:rsid="020a2fb8" style:font-weight-asian="normal" style:font-weight-complex="normal"/>
    </style:style>
    <style:style style:name="T141" style:family="text">
      <style:text-properties style:text-position="0% 100%" fo:font-weight="normal" officeooo:rsid="020b6176" style:font-weight-asian="normal" style:font-weight-complex="normal"/>
    </style:style>
    <style:style style:name="T142" style:family="text">
      <style:text-properties style:text-position="0% 100%" fo:font-weight="normal" officeooo:rsid="020d76b5" style:font-weight-asian="normal" style:font-weight-complex="normal"/>
    </style:style>
    <style:style style:name="T143" style:family="text">
      <style:text-properties style:text-position="0% 100%" fo:font-weight="normal" officeooo:rsid="00eb65e4" fo:background-color="#ffff00" loext:char-shading-value="0" style:font-weight-asian="normal" style:font-weight-complex="normal"/>
    </style:style>
    <style:style style:name="T144" style:family="text">
      <style:text-properties style:text-position="0% 100%" fo:font-weight="normal" officeooo:rsid="00e9b03f" fo:background-color="#ffff00" loext:char-shading-value="0" style:font-weight-asian="normal" style:font-weight-complex="normal"/>
    </style:style>
    <style:style style:name="T145" style:family="text">
      <style:text-properties style:text-position="0% 100%" fo:font-weight="normal" officeooo:rsid="00de4baf" fo:background-color="#ffff00" loext:char-shading-value="0" style:font-weight-asian="normal" style:font-weight-complex="normal"/>
    </style:style>
    <style:style style:name="T146" style:family="text">
      <style:text-properties style:text-position="0% 100%" fo:font-weight="normal" officeooo:rsid="0147cd98" fo:background-color="#ffff00" loext:char-shading-value="0" style:font-weight-asian="normal" style:font-weight-complex="normal"/>
    </style:style>
    <style:style style:name="T147" style:family="text">
      <style:text-properties style:text-position="0% 100%" fo:font-weight="normal" officeooo:rsid="016d7f40" fo:background-color="#ffff00" loext:char-shading-value="0" style:font-weight-asian="normal" style:font-weight-complex="normal"/>
    </style:style>
    <style:style style:name="T148" style:family="text">
      <style:text-properties style:text-position="0% 100%" fo:font-weight="normal" officeooo:rsid="00f5b666" fo:background-color="#ffff00" loext:char-shading-value="0" style:font-weight-asian="normal" style:font-weight-complex="normal"/>
    </style:style>
    <style:style style:name="T149" style:family="text">
      <style:text-properties style:text-position="0% 100%" fo:font-weight="normal" officeooo:rsid="00f745d1" fo:background-color="#ffff00" loext:char-shading-value="0" style:font-weight-asian="normal" style:font-weight-complex="normal"/>
    </style:style>
    <style:style style:name="T150" style:family="text">
      <style:text-properties style:text-position="0% 100%" fo:font-weight="normal" officeooo:rsid="00f9d6d1" fo:background-color="#ffff00" loext:char-shading-value="0" style:font-weight-asian="normal" style:font-weight-complex="normal"/>
    </style:style>
    <style:style style:name="T151" style:family="text">
      <style:text-properties style:text-position="0% 100%" fo:font-weight="normal" officeooo:rsid="00de6a74" fo:background-color="#ffff00" loext:char-shading-value="0" style:font-weight-asian="normal" style:font-weight-complex="normal"/>
    </style:style>
    <style:style style:name="T152" style:family="text">
      <style:text-properties style:text-position="0% 100%" fo:font-weight="normal" officeooo:rsid="00ded3b6" fo:background-color="#ffff00" loext:char-shading-value="0" style:font-weight-asian="normal" style:font-weight-complex="normal"/>
    </style:style>
    <style:style style:name="T153" style:family="text">
      <style:text-properties style:text-position="0% 100%" fo:font-weight="normal" officeooo:rsid="01410c57" fo:background-color="#ffff00" loext:char-shading-value="0" style:font-weight-asian="normal" style:font-weight-complex="normal"/>
    </style:style>
    <style:style style:name="T154" style:family="text">
      <style:text-properties style:text-position="0% 100%" fo:font-weight="normal" officeooo:rsid="01f6109a" fo:background-color="#ffff00" loext:char-shading-value="0" style:font-weight-asian="normal" style:font-weight-complex="normal"/>
    </style:style>
    <style:style style:name="T155" style:family="text">
      <style:text-properties style:text-position="0% 100%" fo:font-weight="normal" officeooo:rsid="01f6ba71" fo:background-color="#ffff00" loext:char-shading-value="0" style:font-weight-asian="normal" style:font-weight-complex="normal"/>
    </style:style>
    <style:style style:name="T156" style:family="text">
      <style:text-properties style:text-position="0% 100%" fo:font-weight="normal" officeooo:rsid="01f7984b" fo:background-color="#ffff00" loext:char-shading-value="0" style:font-weight-asian="normal" style:font-weight-complex="normal"/>
    </style:style>
    <style:style style:name="T157" style:family="text">
      <style:text-properties style:text-position="0% 100%" fo:font-weight="normal" officeooo:rsid="00de4baf" fo:background-color="transparent" loext:char-shading-value="0" style:font-weight-asian="normal" style:font-weight-complex="normal"/>
    </style:style>
    <style:style style:name="T158" style:family="text">
      <style:text-properties style:text-position="0% 100%" fo:font-weight="normal" officeooo:rsid="01cc932a" fo:background-color="transparent" loext:char-shading-value="0" style:font-weight-asian="normal" style:font-weight-complex="normal"/>
    </style:style>
    <style:style style:name="T159" style:family="text">
      <style:text-properties style:text-position="0% 100%" style:font-name="Open Sans" fo:font-weight="normal" officeooo:rsid="00e588d6" style:font-weight-asian="normal" style:font-weight-complex="normal"/>
    </style:style>
    <style:style style:name="T160" style:family="text">
      <style:text-properties style:text-position="0% 100%" style:font-name="Open Sans" fo:font-weight="normal" officeooo:rsid="0143e204" style:font-weight-asian="normal" style:font-weight-complex="normal"/>
    </style:style>
    <style:style style:name="T161" style:family="text">
      <style:text-properties style:text-position="0% 100%" style:font-name="Open Sans" fo:font-weight="normal" officeooo:rsid="018bf2da" style:font-weight-asian="normal" style:font-weight-complex="normal"/>
    </style:style>
    <style:style style:name="T162" style:family="text">
      <style:text-properties style:text-position="0% 100%" style:font-name="Open Sans" fo:font-weight="normal" officeooo:rsid="019c041f" style:font-weight-asian="normal" style:font-weight-complex="normal"/>
    </style:style>
    <style:style style:name="T163" style:family="text">
      <style:text-properties style:text-position="0% 100%" style:font-name="Open Sans" fo:font-weight="normal" officeooo:rsid="0205837a" style:font-weight-asian="normal" style:font-weight-complex="normal"/>
    </style:style>
    <style:style style:name="T164" style:family="text">
      <style:text-properties style:text-position="0% 100%" style:font-name="Open Sans" fo:font-size="12pt" fo:font-weight="normal" officeooo:rsid="015a450d" style:font-size-asian="12pt" style:font-weight-asian="normal" style:font-size-complex="12pt" style:font-weight-complex="normal"/>
    </style:style>
    <style:style style:name="T165" style:family="text">
      <style:text-properties style:text-position="0% 100%" fo:font-weight="bold" officeooo:rsid="00f9d6d1" style:font-weight-asian="bold" style:font-weight-complex="bold"/>
    </style:style>
    <style:style style:name="T166" style:family="text">
      <style:text-properties style:text-position="0% 100%" fo:font-weight="bold" officeooo:rsid="00e25756" style:font-weight-asian="bold" style:font-weight-complex="bold"/>
    </style:style>
    <style:style style:name="T167" style:family="text">
      <style:text-properties style:text-position="0% 100%" fo:font-weight="bold" officeooo:rsid="00e3eac7" style:font-weight-asian="bold" style:font-weight-complex="bold"/>
    </style:style>
    <style:style style:name="T168" style:family="text">
      <style:text-properties style:text-position="0% 100%" fo:font-weight="bold" officeooo:rsid="016c0350" style:font-weight-asian="bold" style:font-weight-complex="bold"/>
    </style:style>
    <style:style style:name="T169" style:family="text">
      <style:text-properties style:text-position="0% 100%" fo:font-weight="bold" officeooo:rsid="00fa835b" style:font-weight-asian="bold" style:font-weight-complex="bold"/>
    </style:style>
    <style:style style:name="T170" style:family="text">
      <style:text-properties style:text-position="0% 100%" style:font-name="Open Sans1" fo:font-size="12pt" fo:font-weight="normal" officeooo:rsid="015a450d" style:font-size-asian="12pt" style:font-weight-asian="normal" style:font-size-complex="12pt" style:font-weight-complex="normal"/>
    </style:style>
    <style:style style:name="T171" style:family="text">
      <style:text-properties style:text-position="0% 100%" officeooo:rsid="01689c00"/>
    </style:style>
    <style:style style:name="T172" style:family="text">
      <style:text-properties style:text-position="0% 100%" officeooo:rsid="0169c11c"/>
    </style:style>
    <style:style style:name="T173" style:family="text">
      <style:text-properties style:text-position="0% 100%" officeooo:rsid="016b63bf"/>
    </style:style>
    <style:style style:name="T174" style:family="text">
      <style:text-properties officeooo:rsid="003d9c45"/>
    </style:style>
    <style:style style:name="T175" style:family="text">
      <style:text-properties style:text-position="super 58%"/>
    </style:style>
    <style:style style:name="T176" style:family="text">
      <style:text-properties style:text-position="super 58%" fo:font-style="italic" officeooo:rsid="003d9c45" style:font-style-asian="italic" style:font-style-complex="italic"/>
    </style:style>
    <style:style style:name="T177" style:family="text">
      <style:text-properties style:text-position="super 58%" fo:font-weight="normal" style:font-weight-asian="normal" style:font-weight-complex="normal"/>
    </style:style>
    <style:style style:name="T178" style:family="text">
      <style:text-properties style:text-position="super 58%" fo:font-weight="normal" officeooo:rsid="00db781c" style:font-weight-asian="normal" style:font-weight-complex="normal"/>
    </style:style>
    <style:style style:name="T179" style:family="text">
      <style:text-properties style:text-position="super 58%" fo:font-weight="normal" officeooo:rsid="00d85913" style:font-weight-asian="normal" style:font-weight-complex="normal"/>
    </style:style>
    <style:style style:name="T180" style:family="text">
      <style:text-properties style:text-position="super 58%" fo:font-weight="normal" officeooo:rsid="00e25756" style:font-weight-asian="normal" style:font-weight-complex="normal"/>
    </style:style>
    <style:style style:name="T181" style:family="text">
      <style:text-properties style:text-position="super 58%" fo:font-weight="normal" officeooo:rsid="00e588d6" style:font-weight-asian="normal" style:font-weight-complex="normal"/>
    </style:style>
    <style:style style:name="T182" style:family="text">
      <style:text-properties style:text-position="super 58%" fo:font-weight="normal" officeooo:rsid="00e6365c" style:font-weight-asian="normal" style:font-weight-complex="normal"/>
    </style:style>
    <style:style style:name="T183" style:family="text">
      <style:text-properties style:text-position="super 58%" fo:font-weight="normal" officeooo:rsid="00e9b03f" style:font-weight-asian="normal" style:font-weight-complex="normal"/>
    </style:style>
    <style:style style:name="T184" style:family="text">
      <style:text-properties style:text-position="super 58%" fo:font-weight="normal" officeooo:rsid="00eb65e4" style:font-weight-asian="normal" style:font-weight-complex="normal"/>
    </style:style>
    <style:style style:name="T185" style:family="text">
      <style:text-properties style:text-position="super 58%" fo:font-weight="normal" officeooo:rsid="00f926a5" style:font-weight-asian="normal" style:font-weight-complex="normal"/>
    </style:style>
    <style:style style:name="T186" style:family="text">
      <style:text-properties style:text-position="super 58%" fo:font-weight="normal" officeooo:rsid="01707c41" style:font-weight-asian="normal" style:font-weight-complex="normal"/>
    </style:style>
    <style:style style:name="T187" style:family="text">
      <style:text-properties style:text-position="super 58%" fo:font-weight="normal" officeooo:rsid="0198a1b3" style:font-weight-asian="normal" style:font-weight-complex="normal"/>
    </style:style>
    <style:style style:name="T188" style:family="text">
      <style:text-properties style:text-position="super 58%" fo:font-weight="normal" officeooo:rsid="019b0c71" style:font-weight-asian="normal" style:font-weight-complex="normal"/>
    </style:style>
    <style:style style:name="T189" style:family="text">
      <style:text-properties style:text-position="super 58%" fo:font-weight="normal" officeooo:rsid="00cebcea" style:font-weight-asian="normal" style:font-weight-complex="normal"/>
    </style:style>
    <style:style style:name="T190" style:family="text">
      <style:text-properties style:text-position="super 58%" fo:font-weight="normal" officeooo:rsid="01f6109a" fo:background-color="#ffff00" loext:char-shading-value="0" style:font-weight-asian="normal" style:font-weight-complex="normal"/>
    </style:style>
    <style:style style:name="T191" style:family="text">
      <style:text-properties style:text-position="super 58%" style:font-name="Open Sans" officeooo:rsid="01ae99d3"/>
    </style:style>
    <style:style style:name="T192" style:family="text">
      <style:text-properties style:text-position="super 58%" style:font-name="Open Sans" officeooo:rsid="01b333ae"/>
    </style:style>
    <style:style style:name="T193" style:family="text">
      <style:text-properties officeooo:rsid="00425f0e"/>
    </style:style>
    <style:style style:name="T194" style:family="text">
      <style:text-properties officeooo:rsid="0044e96c"/>
    </style:style>
    <style:style style:name="T195" style:family="text">
      <style:text-properties officeooo:rsid="0050bd7d"/>
    </style:style>
    <style:style style:name="T196" style:family="text">
      <style:text-properties officeooo:rsid="00541076"/>
    </style:style>
    <style:style style:name="T197" style:family="text">
      <style:text-properties officeooo:rsid="00557c08"/>
    </style:style>
    <style:style style:name="T198" style:family="text">
      <style:text-properties officeooo:rsid="00656d3f"/>
    </style:style>
    <style:style style:name="T199" style:family="text">
      <style:text-properties officeooo:rsid="006e710c"/>
    </style:style>
    <style:style style:name="T200" style:family="text">
      <style:text-properties officeooo:rsid="0071bfd3"/>
    </style:style>
    <style:style style:name="T201" style:family="text">
      <style:text-properties officeooo:rsid="0074e3da"/>
    </style:style>
    <style:style style:name="T202" style:family="text">
      <style:text-properties fo:font-weight="normal" style:font-weight-asian="normal" style:font-weight-complex="normal"/>
    </style:style>
    <style:style style:name="T203" style:family="text">
      <style:text-properties fo:font-weight="normal" officeooo:rsid="00656d3f" style:font-weight-asian="normal" style:font-weight-complex="normal"/>
    </style:style>
    <style:style style:name="T204" style:family="text">
      <style:text-properties fo:font-weight="normal" officeooo:rsid="00cc1620" style:font-weight-asian="normal" style:font-weight-complex="normal"/>
    </style:style>
    <style:style style:name="T205" style:family="text">
      <style:text-properties fo:font-weight="normal" officeooo:rsid="00d0d905" style:font-weight-asian="normal" style:font-weight-complex="normal"/>
    </style:style>
    <style:style style:name="T206" style:family="text">
      <style:text-properties fo:font-weight="normal" officeooo:rsid="00fb1350" style:font-weight-asian="normal" style:font-weight-complex="normal"/>
    </style:style>
    <style:style style:name="T207" style:family="text">
      <style:text-properties fo:font-weight="normal" officeooo:rsid="0154461e" style:font-weight-asian="normal" style:font-weight-complex="normal"/>
    </style:style>
    <style:style style:name="T208" style:family="text">
      <style:text-properties fo:font-weight="normal" officeooo:rsid="0156082d" style:font-weight-asian="normal" style:font-weight-complex="normal"/>
    </style:style>
    <style:style style:name="T209" style:family="text">
      <style:text-properties fo:font-weight="normal" officeooo:rsid="00cd221c" style:font-weight-asian="normal" style:font-weight-complex="normal"/>
    </style:style>
    <style:style style:name="T210" style:family="text">
      <style:text-properties fo:font-weight="normal" officeooo:rsid="02037af0" style:font-weight-asian="normal" style:font-weight-complex="normal"/>
    </style:style>
    <style:style style:name="T211" style:family="text">
      <style:text-properties fo:font-weight="normal" officeooo:rsid="00cebcea" style:font-weight-asian="normal" style:font-weight-complex="normal"/>
    </style:style>
    <style:style style:name="T212" style:family="text">
      <style:text-properties officeooo:rsid="00a074ad"/>
    </style:style>
    <style:style style:name="T213" style:family="text">
      <style:text-properties officeooo:rsid="00acdede"/>
    </style:style>
    <style:style style:name="T214" style:family="text">
      <style:text-properties officeooo:rsid="00ad910a"/>
    </style:style>
    <style:style style:name="T215" style:family="text">
      <style:text-properties officeooo:rsid="00adbdd0"/>
    </style:style>
    <style:style style:name="T216" style:family="text">
      <style:text-properties officeooo:rsid="00ade917"/>
    </style:style>
    <style:style style:name="T217" style:family="text">
      <style:text-properties officeooo:rsid="00b0672d"/>
    </style:style>
    <style:style style:name="T218" style:family="text">
      <style:text-properties officeooo:rsid="00b1ef92"/>
    </style:style>
    <style:style style:name="T219" style:family="text">
      <style:text-properties officeooo:rsid="00b2dd53"/>
    </style:style>
    <style:style style:name="T220" style:family="text">
      <style:text-properties officeooo:rsid="00b7d46b"/>
    </style:style>
    <style:style style:name="T221" style:family="text">
      <style:text-properties officeooo:rsid="00b80f20"/>
    </style:style>
    <style:style style:name="T222" style:family="text">
      <style:text-properties officeooo:rsid="00b831c2"/>
    </style:style>
    <style:style style:name="T223" style:family="text">
      <style:text-properties officeooo:rsid="00b951c6"/>
    </style:style>
    <style:style style:name="T224" style:family="text">
      <style:text-properties officeooo:rsid="00bc3311"/>
    </style:style>
    <style:style style:name="T225" style:family="text">
      <style:text-properties officeooo:rsid="00bde217"/>
    </style:style>
    <style:style style:name="T226" style:family="text">
      <style:text-properties officeooo:rsid="00bf2df4"/>
    </style:style>
    <style:style style:name="T227" style:family="text">
      <style:text-properties style:font-name="Open Sans" fo:language="en" fo:country="US" style:language-asian="en" style:country-asian="US" style:font-name-complex="Times" style:language-complex="ar" style:country-complex="SA"/>
    </style:style>
    <style:style style:name="T228" style:family="text">
      <style:text-properties style:font-name="Open Sans" fo:language="en" fo:country="US" officeooo:rsid="00bf7166" style:language-asian="en" style:country-asian="US" style:font-name-complex="Times" style:language-complex="ar" style:country-complex="SA"/>
    </style:style>
    <style:style style:name="T229" style:family="text">
      <style:text-properties style:font-name="Open Sans" fo:language="en" fo:country="US" officeooo:rsid="013737ec" style:language-asian="en" style:country-asian="US" style:font-name-complex="Times" style:language-complex="ar" style:country-complex="SA"/>
    </style:style>
    <style:style style:name="T230" style:family="text">
      <style:text-properties style:font-name="Open Sans" fo:language="en" fo:country="US" officeooo:rsid="013792e9" style:language-asian="en" style:country-asian="US" style:font-name-complex="Times" style:language-complex="ar" style:country-complex="SA"/>
    </style:style>
    <style:style style:name="T231" style:family="text">
      <style:text-properties style:font-name="Open Sans" fo:language="en" fo:country="US" officeooo:rsid="013a75d3" style:language-asian="en" style:country-asian="US" style:font-name-complex="Times" style:language-complex="ar" style:country-complex="SA"/>
    </style:style>
    <style:style style:name="T232" style:family="text">
      <style:text-properties style:font-name="Open Sans" officeooo:rsid="01aa8b09"/>
    </style:style>
    <style:style style:name="T233" style:family="text">
      <style:text-properties style:font-name="Open Sans" officeooo:rsid="01ac73bc"/>
    </style:style>
    <style:style style:name="T234" style:family="text">
      <style:text-properties style:font-name="Open Sans" officeooo:rsid="01ae99d3"/>
    </style:style>
    <style:style style:name="T235" style:family="text">
      <style:text-properties style:font-name="Open Sans" officeooo:rsid="01afdaf8"/>
    </style:style>
    <style:style style:name="T236" style:family="text">
      <style:text-properties style:font-name="Open Sans" officeooo:rsid="01b013bf"/>
    </style:style>
    <style:style style:name="T237" style:family="text">
      <style:text-properties style:font-name="Open Sans" officeooo:rsid="01b1a681"/>
    </style:style>
    <style:style style:name="T238" style:family="text">
      <style:text-properties style:font-name="Open Sans" officeooo:rsid="01b0d48d"/>
    </style:style>
    <style:style style:name="T239" style:family="text">
      <style:text-properties style:font-name="Open Sans" officeooo:rsid="01b333ae"/>
    </style:style>
    <style:style style:name="T240" style:family="text">
      <style:text-properties officeooo:rsid="00c51f53"/>
    </style:style>
    <style:style style:name="T241" style:family="text">
      <style:text-properties officeooo:rsid="00cc1620"/>
    </style:style>
    <style:style style:name="T242" style:family="text">
      <style:text-properties officeooo:rsid="00f19d05"/>
    </style:style>
    <style:style style:name="T243" style:family="text">
      <style:text-properties officeooo:rsid="0108a422"/>
    </style:style>
    <style:style style:name="T244" style:family="text">
      <style:text-properties officeooo:rsid="011008b0"/>
    </style:style>
    <style:style style:name="T245" style:family="text">
      <style:text-properties officeooo:rsid="011090f8"/>
    </style:style>
    <style:style style:name="T246" style:family="text">
      <style:text-properties officeooo:rsid="0119d0d0"/>
    </style:style>
    <style:style style:name="T247" style:family="text">
      <style:text-properties officeooo:rsid="011b257a"/>
    </style:style>
    <style:style style:name="T248" style:family="text">
      <style:text-properties officeooo:rsid="0127e171"/>
    </style:style>
    <style:style style:name="T249" style:family="text">
      <style:text-properties officeooo:rsid="012b94a1"/>
    </style:style>
    <style:style style:name="T250" style:family="text">
      <style:text-properties officeooo:rsid="012cb8db"/>
    </style:style>
    <style:style style:name="T251" style:family="text">
      <style:text-properties officeooo:rsid="013792e9"/>
    </style:style>
    <style:style style:name="T252" style:family="text">
      <style:text-properties fo:language="en" fo:country="US" officeooo:rsid="00bf7166" style:language-asian="en" style:country-asian="US" style:font-name-complex="Times" style:language-complex="ar" style:country-complex="SA"/>
    </style:style>
    <style:style style:name="T253" style:family="text">
      <style:text-properties fo:language="en" fo:country="US" officeooo:rsid="0151bc0b" style:language-asian="en" style:country-asian="US" style:font-name-complex="Times" style:language-complex="ar" style:country-complex="SA"/>
    </style:style>
    <style:style style:name="T254" style:family="text">
      <style:text-properties fo:language="en" fo:country="US" officeooo:rsid="01512d14" style:language-asian="en" style:country-asian="US" style:font-name-complex="Times" style:language-complex="ar" style:country-complex="SA"/>
    </style:style>
    <style:style style:name="T255" style:family="text">
      <style:text-properties officeooo:rsid="013bd00c"/>
    </style:style>
    <style:style style:name="T256" style:family="text">
      <style:text-properties fo:font-variant="normal" fo:text-transform="none" fo:color="#252525" style:text-position="0% 100%" style:font-name="Open Sans1" fo:font-size="12pt" fo:letter-spacing="normal" fo:font-style="italic" fo:font-weight="normal" officeooo:rsid="014aa541" style:font-size-asian="12pt" style:font-weight-asian="normal" style:font-size-complex="12pt" style:font-weight-complex="normal"/>
    </style:style>
    <style:style style:name="T257" style:family="text">
      <style:text-properties fo:font-variant="normal" fo:text-transform="none" fo:color="#252525" style:text-position="0% 100%" style:font-name="Open Sans1" fo:font-size="12pt" fo:letter-spacing="normal" fo:font-style="italic" fo:font-weight="normal" officeooo:rsid="014aa541" style:font-size-asian="12pt" style:font-style-asian="normal" style:font-weight-asian="normal" style:font-size-complex="12pt" style:font-style-complex="normal" style:font-weight-complex="normal"/>
    </style:style>
    <style:style style:name="T258" style:family="text">
      <style:text-properties fo:font-variant="normal" fo:text-transform="none" fo:color="#252525" style:text-position="0% 100%"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59" style:family="text">
      <style:text-properties fo:font-variant="normal" fo:text-transform="none" fo:color="#252525" style:text-position="0% 100%" style:font-name="Open Sans1" fo:font-size="12pt" fo:letter-spacing="normal" fo:font-style="normal" fo:font-weight="normal" officeooo:rsid="015aa87c" style:font-size-asian="12pt" style:font-style-asian="normal" style:font-weight-asian="normal" style:font-size-complex="12pt" style:font-style-complex="normal" style:font-weight-complex="normal"/>
    </style:style>
    <style:style style:name="T260" style:family="text">
      <style:text-properties fo:font-variant="normal" fo:text-transform="none" fo:color="#252525" style:text-position="0% 100%" style:font-name="Open Sans1" fo:font-size="12pt" fo:letter-spacing="normal" fo:font-style="normal" fo:font-weight="normal" officeooo:rsid="015c970c" style:font-size-asian="12pt" style:font-style-asian="normal" style:font-weight-asian="normal" style:font-size-complex="12pt" style:font-style-complex="normal" style:font-weight-complex="normal"/>
    </style:style>
    <style:style style:name="T261" style:family="text">
      <style:text-properties fo:font-variant="normal" fo:text-transform="none" fo:color="#252525" style:text-position="0% 100%" style:font-name="Open Sans1" fo:font-size="12pt" fo:letter-spacing="normal" fo:font-style="normal" fo:font-weight="normal" officeooo:rsid="015da4b2" style:font-size-asian="12pt" style:font-style-asian="normal" style:font-weight-asian="normal" style:font-size-complex="12pt" style:font-style-complex="normal" style:font-weight-complex="normal"/>
    </style:style>
    <style:style style:name="T262" style:family="text">
      <style:text-properties fo:font-variant="normal" fo:text-transform="none" fo:color="#252525" style:text-position="0% 100%"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63" style:family="text">
      <style:text-properties fo:font-variant="normal" fo:text-transform="none" fo:color="#252525" style:text-position="0% 100%" style:font-name="Open Sans1"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64" style:family="text">
      <style:text-properties fo:font-variant="normal" fo:text-transform="none" fo:color="#252525" style:text-position="0% 100%"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65" style:family="text">
      <style:text-properties fo:font-variant="normal" fo:text-transform="none" fo:color="#252525" style:text-position="0% 100%"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66" style:family="text">
      <style:text-properties fo:font-variant="normal" fo:text-transform="none" fo:color="#252525" style:text-position="0% 100%" style:font-name="Open Sans1" fo:font-size="12pt" fo:letter-spacing="normal" fo:font-style="normal" fo:font-weight="normal" officeooo:rsid="01627816" style:font-size-asian="12pt" style:font-style-asian="normal" style:font-weight-asian="normal" style:font-size-complex="12pt" style:font-style-complex="normal" style:font-weight-complex="normal"/>
    </style:style>
    <style:style style:name="T267" style:family="text">
      <style:text-properties fo:font-variant="normal" fo:text-transform="none" fo:color="#252525" style:text-position="0% 100%" style:font-name="Open Sans1" fo:font-size="12pt" fo:letter-spacing="normal" fo:font-style="normal" fo:font-weight="normal" officeooo:rsid="0163c7d2" style:font-size-asian="12pt" style:font-style-asian="normal" style:font-weight-asian="normal" style:font-size-complex="12pt" style:font-style-complex="normal" style:font-weight-complex="normal"/>
    </style:style>
    <style:style style:name="T268" style:family="text">
      <style:text-properties fo:font-variant="normal" fo:text-transform="none" fo:color="#252525" style:text-position="0% 100%" style:font-name="Open Sans1" fo:font-size="12pt" fo:letter-spacing="normal" fo:font-style="normal" fo:font-weight="normal" officeooo:rsid="016542fb" style:font-size-asian="12pt" style:font-style-asian="normal" style:font-weight-asian="normal" style:font-size-complex="12pt" style:font-style-complex="normal" style:font-weight-complex="normal"/>
    </style:style>
    <style:style style:name="T269" style:family="text">
      <style:text-properties fo:font-variant="normal" fo:text-transform="none" fo:color="#252525" style:text-position="0% 100%" style:font-name="Open Sans1" fo:font-size="12pt" fo:letter-spacing="normal" fo:font-style="normal" fo:font-weight="normal" officeooo:rsid="0166e271" style:font-size-asian="12pt" style:font-style-asian="normal" style:font-weight-asian="normal" style:font-size-complex="12pt" style:font-style-complex="normal" style:font-weight-complex="normal"/>
    </style:style>
    <style:style style:name="T270" style:family="text">
      <style:text-properties fo:font-variant="normal" fo:text-transform="none" fo:color="#252525" style:text-position="0% 100%"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1" style:family="text">
      <style:text-properties fo:font-variant="normal" fo:text-transform="none" fo:color="#252525" style:text-position="0% 100%"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72" style:family="text">
      <style:text-properties fo:font-variant="normal" fo:text-transform="none" fo:color="#252525" style:text-position="0% 100%" fo:font-size="12pt" fo:letter-spacing="normal" fo:font-style="normal" fo:font-weight="normal" officeooo:rsid="01cf460a" style:font-size-asian="12pt" style:font-style-asian="normal" style:font-weight-asian="normal" style:font-size-complex="12pt" style:font-style-complex="normal" style:font-weight-complex="normal"/>
    </style:style>
    <style:style style:name="T273" style:family="text">
      <style:text-properties fo:font-variant="normal" fo:text-transform="none" fo:color="#252525" style:text-position="0% 100%" fo:font-size="12pt" fo:letter-spacing="normal" fo:font-style="normal" fo:font-weight="normal" officeooo:rsid="01d0f572" style:font-size-asian="12pt" style:font-style-asian="normal" style:font-weight-asian="normal" style:font-size-complex="12pt" style:font-style-complex="normal" style:font-weight-complex="normal"/>
    </style:style>
    <style:style style:name="T274" style:family="text">
      <style:text-properties fo:font-variant="normal" fo:text-transform="none" fo:color="#252525" style:text-position="0% 100%" fo:font-size="12pt" fo:letter-spacing="normal" fo:font-style="normal" fo:font-weight="normal" officeooo:rsid="01d1c5b9" style:font-size-asian="12pt" style:font-style-asian="normal" style:font-weight-asian="normal" style:font-size-complex="12pt" style:font-style-complex="normal" style:font-weight-complex="normal"/>
    </style:style>
    <style:style style:name="T275" style:family="text">
      <style:text-properties fo:font-variant="normal" fo:text-transform="none" fo:color="#252525" style:text-position="0% 100%"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76" style:family="text">
      <style:text-properties fo:font-variant="normal" fo:text-transform="none" fo:color="#252525" style:text-position="0% 100%" fo:font-size="12pt" fo:letter-spacing="normal" fo:font-style="normal" style:font-size-asian="12pt" style:font-style-asian="normal" style:font-size-complex="12pt" style:font-style-complex="normal"/>
    </style:style>
    <style:style style:name="T277" style:family="text">
      <style:text-properties fo:font-variant="normal" fo:text-transform="none" fo:color="#252525" style:text-position="0% 100%" fo:font-size="12pt" fo:letter-spacing="normal" fo:font-style="normal" officeooo:rsid="01eb5a23" style:font-size-asian="12pt" style:font-style-asian="normal" style:font-size-complex="12pt" style:font-style-complex="normal"/>
    </style:style>
    <style:style style:name="T278" style:family="text">
      <style:text-properties fo:font-variant="normal" fo:text-transform="none" fo:color="#252525" style:text-position="0% 100%" style:font-name="Open Sans"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9" style:family="text">
      <style:text-properties fo:font-variant="normal" fo:text-transform="none" fo:color="#252525" style:text-position="super 58%"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80" style:family="text">
      <style:text-properties fo:font-variant="normal" fo:text-transform="none" fo:color="#252525" style:text-position="super 58%"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81" style:family="text">
      <style:text-properties fo:font-variant="normal" fo:text-transform="none" fo:color="#252525" style:text-position="sub 58%"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82" style:family="text">
      <style:text-properties fo:font-variant="normal" fo:text-transform="none" fo:color="#252525" style:text-position="sub 58%"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83" style:family="text">
      <style:text-properties fo:font-variant="normal" fo:text-transform="none" fo:color="#252525" style:text-position="sub 58%"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84" style:family="text">
      <style:text-properties fo:font-variant="normal" fo:text-transform="none" fo:color="#424242" style:font-name="Open Sans1" fo:letter-spacing="normal" fo:font-style="normal" officeooo:rsid="01e49cb8"/>
    </style:style>
    <style:style style:name="T285" style:family="text">
      <style:text-properties officeooo:rsid="0150e5c9"/>
    </style:style>
    <style:style style:name="T286" style:family="text">
      <style:text-properties officeooo:rsid="01b9e1e3"/>
    </style:style>
    <style:style style:name="T287" style:family="text">
      <style:text-properties officeooo:rsid="01bd866a"/>
    </style:style>
    <style:style style:name="T288" style:family="text">
      <style:text-properties officeooo:rsid="01bede22"/>
    </style:style>
    <style:style style:name="T289" style:family="text">
      <style:text-properties officeooo:rsid="01c2bd34"/>
    </style:style>
    <style:style style:name="T290" style:family="text">
      <style:text-properties officeooo:rsid="01c93a94"/>
    </style:style>
    <style:style style:name="T291" style:family="text">
      <style:text-properties style:font-name="Open Sans1"/>
    </style:style>
    <style:style style:name="T292" style:family="text">
      <style:text-properties style:font-name="Open Sans1" officeooo:rsid="01d98970"/>
    </style:style>
    <style:style style:name="T293" style:family="text">
      <style:text-properties style:font-name="Open Sans1" officeooo:rsid="01db3eea"/>
    </style:style>
    <style:style style:name="T294" style:family="text">
      <style:text-properties style:font-name="Open Sans1" officeooo:rsid="01dcb9b9"/>
    </style:style>
    <style:style style:name="T295" style:family="text">
      <style:text-properties style:font-name="Open Sans1" officeooo:rsid="01e146b0"/>
    </style:style>
    <style:style style:name="T296" style:family="text">
      <style:text-properties style:font-name="Open Sans1" officeooo:rsid="01dce4c8"/>
    </style:style>
    <style:style style:name="T297" style:family="text">
      <style:text-properties style:font-name="Open Sans1" officeooo:rsid="01dcef78"/>
    </style:style>
    <style:style style:name="T298" style:family="text">
      <style:text-properties style:font-name="Open Sans1" officeooo:rsid="01e4114c"/>
    </style:style>
    <style:style style:name="T299" style:family="text">
      <style:text-properties style:font-name="Open Sans1" officeooo:rsid="01e49cb8"/>
    </style:style>
    <style:style style:name="T300" style:family="text">
      <style:text-properties style:font-name="Open Sans1" officeooo:rsid="01e74bc3"/>
    </style:style>
    <style:style style:name="T301" style:family="text">
      <style:text-properties style:font-name="Open Sans1" officeooo:rsid="01e80bec"/>
    </style:style>
    <style:style style:name="T302" style:family="text">
      <style:text-properties style:font-name="Open Sans1" officeooo:rsid="01fa4944"/>
    </style:style>
    <style:style style:name="T303" style:family="text">
      <style:text-properties style:font-name="Open Sans1" officeooo:rsid="01fb61a2"/>
    </style:style>
    <style:style style:name="T304" style:family="text">
      <style:text-properties style:font-name="Open Sans1" fo:font-weight="bold" officeooo:rsid="01fa4944" style:font-weight-asian="bold" style:font-weight-complex="bold"/>
    </style:style>
    <style:style style:name="T305" style:family="text">
      <style:text-properties style:font-name="Open Sans1" officeooo:rsid="01fe685a"/>
    </style:style>
    <style:style style:name="T306" style:family="text">
      <style:text-properties style:font-name="Open Sans1" officeooo:rsid="020031b8"/>
    </style:style>
    <style:style style:name="T307" style:family="text">
      <style:text-properties style:font-name="Open Sans1" officeooo:rsid="02017c4f"/>
    </style:style>
    <style:style style:name="T308" style:family="text">
      <style:text-properties style:font-name="Open Sans1" officeooo:rsid="01ff0f67"/>
    </style:style>
    <style:style style:name="T309" style:family="text">
      <style:text-properties officeooo:rsid="01dd7730"/>
    </style:style>
    <style:style style:name="T310" style:family="text">
      <style:text-properties officeooo:rsid="01dfb90f"/>
    </style:style>
    <style:style style:name="T311" style:family="text">
      <style:text-properties officeooo:rsid="01e146b0"/>
    </style:style>
    <style:style style:name="T312" style:family="text">
      <style:text-properties officeooo:rsid="018ca05f"/>
    </style:style>
    <style:style style:name="T313" style:family="text">
      <style:text-properties officeooo:rsid="01aa8b09"/>
    </style:style>
    <style:style style:name="T314" style:family="text">
      <style:text-properties officeooo:rsid="01a59e4a"/>
    </style:style>
    <style:style style:name="T315" style:family="text">
      <style:text-properties officeooo:rsid="01a76ce2"/>
    </style:style>
    <style:style style:name="T316" style:family="text">
      <style:text-properties officeooo:rsid="01a83d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lobal <text:span text:style-name="T15">patterns</text:span> <text:span text:style-name="T194">in dissolved organic matter along the aquatic continuum: from lakes to oceans</text:span></text:p>
      <text:p text:style-name="P28">Philippe Massicotte, Eero Asmala, <text:span text:style-name="T286">Colin Stedmon, Stiig Markager</text:span></text:p>
      <text:p text:style-name="P51">Abstract</text:p>
      <text:p text:style-name="P31">We performed an extensive survey to highlight the global patterns in DOM along the aquatic continuum from lakes to oceans.</text:p>
      <text:p text:style-name="P52"><text:span text:style-name="T2">I</text:span><text:span text:style-name="T1">ntroduction</text:span></text:p>
      <text:p text:style-name="P11">Dissolved organic matter (DOM) <text:span text:style-name="T195">plays a fundamental role in the ecology of aquatic ecosystems</text:span> (Hansell2014). For example, DOM is the main source of metabolic substrates for heterotrophic bacteria and influences the composition of aquatic microbial communities (Findlay2003). Additionally, the chromophoric fraction of the DOM pool (CDOM) is <text:span text:style-name="T243">a major</text:span> driver of underwater light characteristics (Kirk1994) which <text:span text:style-name="T18">modulate</text:span> many bio-optical processes such as primary production (Thrane2014, Seekell2015) <text:span text:style-name="T196">and also constitute a natural screen protecting aquatic organisms against harmful ultraviolet (UV) radiation (Boily2012).</text:span> <text:span text:style-name="T212">For these reasons, the chemical properties (quantity and quality) of the DOM pool transiting in the different aquatic ecosystems are important parameters that drive the functioning of aquatic ecosystems at different levels.</text:span></text:p>
      <text:p text:style-name="P14"><text:span text:style-name="T197">In recent decades, climate change, eutrophication and changes in land use have contributed to increase inputs of terrestrial DOM in aquatic ecosystems (Roulet2006, Massicotte2013RSE). This has important consequences since transformations of even a small fraction of the DOM pool can potentially have large impacts on ecosystem functioning (Prairie2008). Increases in CO</text:span><text:span text:style-name="T26">2</text:span><text:span text:style-name="T197"> emissions (Lapierre2013) and reduction in primary production due to light shading (Seekell2015, Thrane2014) have been already evoked as negative consequences of this generalized increase in terrestrial DOM at local and regional scales. However, how aquatic ecosystems will react to this increase in strongly colored DOM remain largely unknown because most studies about the fate and the dynamic of DOM are either site or ecosystem specific and thus do not capture global patterns. Furthermore, generalizing trends from local to global scales is a difficult task because during its transport from headwaters lakes to oceans, DOM is influenced by several processes of production and degradation that continuously alter its intrinsic characteristics (Massicotte2013LOFE).</text:span></text:p>
      <text:p text:style-name="P29"><text:soft-page-break/>Dissolved organic carbon (DOC, the main constituent of DOM) and CDOM are often used as proxies to characterize the quantity and the quality of the DOM pool <text:span text:style-name="T287">in aquatic ecosystems</text:span>. It was found that CDOM absorption coefficients correlate linearly to the DOC content of the DOM pool, although the relationship vary greatly <text:span text:style-name="T288">among ecosystems</text:span> (<text:span text:style-name="T288">Spencer2012a</text:span>). One explanation is that the dynamic of DOC and CDOM can be decoupled during its transport from lakes to oceans (Coble2007, Spencer2012a, Helms2013). For example, photochemical processes are likely to have a greater influence on the CDOM fraction as it absorb more UV light compared to the colorless fraction <text:span text:style-name="T289">of the DOM pool</text:span>.</text:p>
      <text:p text:style-name="P12"><text:span text:style-name="T248">Nowadays, DOC and CDOM properties </text:span><text:span text:style-name="T203">are routinely measured in most ecological studies. </text:span><text:span text:style-name="T198">This unique opportunity opens the door to study the fate and the distribution of DOM at larger scales. The aim of this project was to use published data to explore the factors regulating the composition and the fate of the DOM pool during its transition from lakes and oceans. An extensive literature survey was performed to extract datasets containing both DOC and absorption measurements of CDOM to gain insights about the fate and the dynamic of DOM along the complete aquatic continuum gradient. We hypothesized that the CDOM/DOC relationship would be the stronger in freshwater end-members (lakes and rivers) to gradually weaken as the DOM pool is processed during its transition to the oceans. </text:span></text:p>
      <text:p text:style-name="P8">2. Variation in this relationship can be explained by season, ecosystem type or other biogeochemical variables</text:p>
      <text:p text:style-name="P8">3. CDOM-DOC relationship can be used to infer the amount of non-colored DOC</text:p>
      <text:p text:style-name="P1"/>
      <text:p text:style-name="P48">Methods</text:p>
      <text:p text:style-name="P1">Literature survey <text:span text:style-name="T213">and spatial coverage</text:span></text:p>
      <text:p text:style-name="P15">Web of science, Google Scholar as well as public data repositor<text:span text:style-name="T244">ies</text:span> were screened using “cdom”, “doc”, “<text:span text:style-name="T16">dissolved organic carbon”, </text:span>“absorption” keywords for <text:span text:style-name="T249">datasets</text:span> presenting raw (i.e. not summarized) values of <text:span text:style-name="T16">DOC </text:span>and optical properties of CDOM. The minimum variables required to <text:span text:style-name="T199">consider a </text:span>dataset were DOC, <text:span text:style-name="T214">absorbance or absorption of </text:span>CDOM, geographical coordinates and time of the sampling. <text:span text:style-name="T309">Geographical coordinates were estimated by hand using available sampling map in each study if they were not explicitly provided. </text:span>For the CDOM data, wavelengths and cuvette size used for the <text:span text:style-name="T244">optical </text:span>measurements were also required. Using <text:span text:style-name="T7">these criteria</text:span>, we compiled <text:span text:style-name="T8">43</text:span> datasets <text:span text:style-name="T245">containing </text:span><text:span text:style-name="T14">11920</text:span> unique observations <text:span text:style-name="T245">of simultaneous </text:span>DOC <text:span text:style-name="T193">and absorption properties of DOM </text:span>(<text:span text:style-name="T19">Fig. 1, </text:span>Table 1). <text:span text:style-name="T215">A total of </text:span><text:span text:style-name="T8">4308</text:span> observations with complete CDOM spectra (ie continuous measurements along a range of wavelengths) and <text:span text:style-name="T8">6518</text:span> observations with CDOM <text:span text:style-name="T250">absorption </text:span>measurement at discrete wavelengths <text:span text:style-name="T215">were extracted. </text:span>Extracted data where sampled between 1991 and 2014.</text:p>
      <text:p text:style-name="P39">Observations are located on different continents with 603 in Africa, 72 in Asia, 139 in Australia, 3924 in Europe, 1981 in North America.</text:p>
      <text:p text:style-name="P39"><text:s/>and 5201 observations located in oceans.</text:p>
      <text:p text:style-name="P18">An important fraction of the dataset <text:span text:style-name="T201">comes from an extensive sampling survey </text:span>made by the UCSB Global CDOM Project <text:span text:style-name="T201">that occurred </text:span>in the ocean interior <text:span text:style-name="T216">between </text:span><text:span text:style-name="T10">xxx</text:span><text:span text:style-name="T216"> and </text:span><text:span text:style-name="T10">yyy</text:span> <text:span text:style-name="T200">(Nelson2013). These observations were collected in the Orinoco River outflow in the Caribbean, North American continental shelf surface waters, Indian Ocean abyssal waters, North Pacific main thermocline waters and South Pacific subtropical surface waters (Nelson2013). Another important subset of the dataset comes from the </text:span><text:span text:style-name="T9">XXX</text:span><text:span text:style-name="T200"> and </text:span><text:soft-page-break/><text:span text:style-name="T9">YYY</text:span><text:span text:style-name="T200"> environmental monitoring initiatives taking place on the East Coast and along the Gulf of Mexico in the USA (Fig. 1). Observations of inland water (lakes and rivers) in North America originate mostly from the Global Lake Ecological Observatory Network (GLEON) and the Long Term Ecological Research (LTER) monitoring programs of North temperate lakes.</text:span></text:p>
      <text:list xml:id="list2000800555750540107" text:style-name="L1">
        <text:list-item>
          <text:p text:style-name="P57">North Europe (Denmark, Finland, etc.)</text:p>
        </text:list-item>
        <text:list-item>
          <text:p text:style-name="P57">Africa</text:p>
        </text:list-item>
      </text:list>
      <text:p text:style-name="P19">Maybe an appendix with boxplot of the main variables (per study?).</text:p>
      <text:p text:style-name="P4">Ecosystem classification</text:p>
      <text:p text:style-name="P22"><text:span text:style-name="T19">Each o</text:span>bservations were assigned to a defined ecosystem <text:span text:style-name="T217">using either </text:span>the sampling location <text:span text:style-name="T20">or the salinity when available (supplementary Fig. 1)</text:span>. <text:span text:style-name="T17">Observations presenting salinity values were classified as follows: river (salinity &lt; 0.5), estuary (0.5 &lt; salinity &lt;= 5), coastal (5 &lt; salinity &lt;= 30), ocean (salinity &gt; 30). Based available information, observations were classified as follows: river (</text:span><text:span text:style-name="T21">n</text:span><text:span text:style-name="T17"> = 4527), ocean (</text:span><text:span text:style-name="T21">n</text:span><text:span text:style-name="T17"> = 3143), estuary (</text:span><text:span text:style-name="T21">n</text:span><text:span text:style-name="T17"> = 1273), wetlands (</text:span><text:span text:style-name="T21">n</text:span><text:span text:style-name="T17"> = 954), coastal (</text:span><text:span text:style-name="T21">n</text:span><text:span text:style-name="T17"> = 866), lake (</text:span><text:span text:style-name="T21">n</text:span><text:span text:style-name="T17"> = 627), pond (</text:span><text:span text:style-name="T21">n</text:span><text:span text:style-name="T17"> = 84), brines (</text:span><text:span text:style-name="T21">n</text:span><text:span text:style-name="T17"> = 58) and sewage (</text:span><text:span text:style-name="T21">n</text:span><text:span text:style-name="T17"> = 32). Brines and sewage have categorized as ecosystems because they represent systems which are outside the typical hydrological continuum from headwater streams to oceans.</text:span></text:p>
      <text:p text:style-name="P1"><text:span text:style-name="T218">D</text:span>ata processing <text:span text:style-name="T285">and metrics calculation</text:span></text:p>
      <text:p text:style-name="P20">Absorbance by CDOM were converted to absorption coefficient<text:span text:style-name="T221">s</text:span> and expressed per meter using <text:span text:style-name="T220">equation 1 (Kirk1994):</text:span></text:p>
      <text:p text:style-name="P16">EQ<text:span text:style-name="T220">1</text:span> HERE</text:p>
      <text:p text:style-name="P9"><text:soft-page-break/>where a<text:span text:style-name="T24">CDOM</text:span>(λ) is the absorption coefficient (m<text:span text:style-name="T175">−1</text:span>) at wavelength λ, A(λ) the absorbance at wavelength λ and L the path length of the optical cell in meters. Given that UV–visible absorption spectra of CDOM decrease approximately exponentially with increasing wavelength, <text:span text:style-name="T219">a simple exponential model (equation 2) has been used to extract</text:span> quantitative information about optical properties of CDOM (Jerlov1968, Bricaud1981, Stedmon2001).</text:p>
      <text:p text:style-name="P17">EQ<text:span text:style-name="T222">2</text:span> HERE</text:p>
      <text:p text:style-name="P13">where aCDOM is the absorption coefficient (m<text:span text:style-name="T175">−1</text:span>), λ is the wavelength (nm), λ0 is a reference wavelength (nm), K is a background constant (m<text:span text:style-name="T175">−1</text:span>) accounting for scatter in the cuvette and drift of the instrument. S is the spectral slope (nm<text:span text:style-name="T175">−1</text:span>) that describes the approximate exponential rate of decrease absorption with increasing wavelength. <text:span text:style-name="T227">For the reminder of the text, S</text:span><text:span text:style-name="T47">300-600</text:span><text:span text:style-name="T227"> denotes the spectral slope calculated between 300 and 600 nm, S</text:span><text:span text:style-name="T45">275-295</text:span><text:span text:style-name="T227"> the spectral slope calculated between 275 and 295 nm and S</text:span><text:span text:style-name="T45">350-400</text:span><text:span text:style-name="T227"> the spectral slope calculated between 350 and 400 nm. The slope ratio (S</text:span><text:span text:style-name="T45">R</text:span><text:span text:style-name="T227">) is the ratio between S</text:span><text:span text:style-name="T45">275-295</text:span><text:span text:style-name="T227"> and S</text:span><text:span text:style-name="T45">350-400</text:span><text:span text:style-name="T227"> which is a proxy for DOM molecular weight (Helms2008). </text:span><text:span text:style-name="T229">Specific ultra-violet absorbance (SUVA</text:span><text:span text:style-name="T46">254</text:span><text:span text:style-name="T229">) was calculated by dividing </text:span><text:span text:style-name="T230">absorbance at 254 nm by </text:span><text:span text:style-name="T229">DOC content </text:span><text:span text:style-name="T230">in mgC (Weisharr2003)</text:span><text:span text:style-name="T229">. </text:span><text:span text:style-name="T231">For other analysis, </text:span><text:span text:style-name="T252">DOC were expressed in </text:span><text:span text:style-name="T228">µ</text:span><text:span text:style-name="T252">mol C assuming that one mol of carbon weight 12 grams. </text:span><text:span text:style-name="T254">Spectral slope curves based on CDOM absorption spectra were calculating as described in Loiselle2009. Briefly, spectral slopes were calculated over a sliding window of 21 nm along the complete spectral range using equation 2. </text:span><text:span text:style-name="T253">Each calculated value was associated to the middle wavelength of the current sliding window.</text:span></text:p>
      <text:p text:style-name="P8">Given the wide range of wavelength<text:span text:style-name="T223">s</text:span> used in each study, absorption spectra were filtered to keep measurement between 250 and 600 nm at 1 nm increment. For the Nelson <text:span text:style-name="T224">et al. (</text:span><text:span text:style-name="T11">20xx</text:span><text:span text:style-name="T224">)</text:span> dataset (Table 1), absorption <text:span text:style-name="T246">was only available between </text:span>275 and 600 nm. Four <text:soft-page-break/>criterion were used for controlling the quality of absorption spectra: (1) <text:span text:style-name="T251">SUVA</text:span><text:span text:style-name="T50">254</text:span> had to be smaller or equal to 6 <text:span text:style-name="T225">as suggested by </text:span><text:span text:style-name="T12">XXX</text:span><text:span text:style-name="T8"> (ref </text:span><text:span text:style-name="T12">Eero, I think you told me about this value of 6</text:span><text:span text:style-name="T8">)</text:span>, (2) the spectral slope (<text:span text:style-name="T226">S, </text:span>equation <text:span text:style-name="T226">2</text:span>) needed to be smaller than 0.08 nm<text:span text:style-name="T175">-1</text:span>, (3) the determination coefficient of the fit (R<text:span text:style-name="T175">2</text:span>, equation 1) needed to be at least 0.95 and (4) <text:span text:style-name="T290">the value of</text:span> a<text:span text:style-name="T24">CDOM</text:span>(440) needed to be <text:span text:style-name="T247">positive</text:span>. Based on these criteria, a total of <text:span text:style-name="T8">119</text:span> absorption spectra were discarded from further analyzes.</text:p>
      <text:p text:style-name="P1"><text:span text:style-name="T240">Estimation of </text:span>a<text:span text:style-name="T24">CDOM</text:span>(350)</text:p>
      <text:p text:style-name="P30">We found out that a wide range of different wavelengths were used to report absorption coefficients of <text:span text:style-name="T255">C</text:span>DOM (Table 2). <text:span text:style-name="T23">To make absorption coefficient comparable among studies, an interpolation procedure was used to estimate absorption coefficient at 350 nm (a</text:span><text:span text:style-name="T25">CDOM</text:span><text:span text:style-name="T23">(350)) independently of the wavelength used in each study. This choice was motivated because absorption at 350 nm was among the most reported wavelength in the available data. To achieve this, we used available complete absorption spectra to predict the value of a</text:span><text:span text:style-name="T25">CDOM</text:span><text:span text:style-name="T56">(</text:span><text:span text:style-name="T57">350</text:span><text:span text:style-name="T56">)</text:span><text:span text:style-name="T23"> from observations measured at other wavelengths (Fig. 2). This was done by regressing all the values at a specific wavelength (ex. a</text:span><text:span text:style-name="T25">CDOM</text:span><text:span text:style-name="T55">(254</text:span><text:span text:style-name="T23">)) against a</text:span><text:span text:style-name="T25">CDOM</text:span><text:span text:style-name="T55">(350)</text:span><text:span text:style-name="T23">. Then, the slope and the intercept of the linear regression were used to predict a</text:span><text:span text:style-name="T25">CDOM</text:span><text:span text:style-name="T23">(350) from a</text:span><text:span text:style-name="T25">CDOM</text:span><text:span text:style-name="T23">(254). Based on reported wavelengths, a total of 17 linear models were made (Table 2). A minimum value of 0.98 for the determination coefficient (</text:span><text:span text:style-name="T22">R</text:span><text:span text:style-name="T176">2</text:span><text:span text:style-name="T174">) was used as a threshold to discard observations that were </text:span><text:span text:style-name="T13">“too far”</text:span><text:span text:style-name="T174"> from the targeted wavelength of 350 nm (Table 2). Note that the complete absorption spectra from the </text:span><text:span text:style-name="T13">Nelson2002</text:span><text:span text:style-name="T174"> were not used in the interpolation procedure because of their reduced spectral range at lower wavelengths (275-700 nm).</text:span></text:p>
      <text:p text:style-name="P6"><text:span text:style-name="T310">Estimation of </text:span>DOM <text:span text:style-name="T311">biogeochemical </text:span>processing history</text:p>
      <text:p text:style-name="P47"><text:span text:style-name="T294">W</text:span><text:span text:style-name="T295">e used the distance to the closest ocean and the </text:span><text:span text:style-name="T302">SUVA</text:span><text:span text:style-name="T53">254</text:span><text:span text:style-name="T295"> to estimate DOM biogeochemical processing history </text:span><text:span text:style-name="T303">(bleaching) </text:span><text:span text:style-name="T295">for river and marine samples </text:span><text:span text:style-name="T298">along the </text:span><text:soft-page-break/><text:span text:style-name="T298">aquatic continuum</text:span><text:span text:style-name="T295">. </text:span><text:span text:style-name="T294">The distance to the closest </text:span><text:span text:style-name="T305">coastline</text:span><text:span text:style-name="T294"> was calculated using </text:span><text:span text:style-name="T292">ocean shapefiles </text:span><text:span text:style-name="T299">(</text:span><text:span text:style-name="T300">resolution = </text:span><text:span text:style-name="T284">1:110000000) </text:span><text:span text:style-name="T292">openly available on the Natural Earth website (</text:span><text:a xlink:type="simple" xlink:href="http://www.naturalearthdata.com/" text:style-name="Internet_20_link" text:visited-style-name="Visited_20_Internet_20_Link"><text:span text:style-name="T292">http://www.naturalearthdata.com/</text:span></text:a><text:span text:style-name="T292">) </text:span><text:span text:style-name="T302">and the </text:span><text:span text:style-name="T304">rworldmap</text:span><text:span text:style-name="T302"> R package (South2011). </text:span><text:span text:style-name="T308">For inland samples (rivers) the measured distance were positive (</text:span><text:span text:style-name="T306">i.e. </text:span><text:span text:style-name="T307">high</text:span><text:span text:style-name="T306"> value means away from the closest coastline</text:span><text:span text:style-name="T308">). </text:span><text:span text:style-name="T306">For marine samples, the measured distance were negative (i.e. low value means away from the closest coastline).</text:span><text:span text:style-name="T302"> </text:span><text:span text:style-name="T293">Because precise geographical coordinates were not always available </text:span><text:span text:style-name="T296">in the literature</text:span><text:span text:style-name="T293"> data </text:span><text:span text:style-name="T295">(often estimated by hand </text:span><text:span text:style-name="T302">using available maps</text:span><text:span text:style-name="T295">)</text:span><text:span text:style-name="T293">, </text:span><text:span text:style-name="T297">calculated distances </text:span><text:span text:style-name="T293">have been pooled </text:span><text:span text:style-name="T301">and averaged </text:span><text:span text:style-name="T293">using 150 km bins.</text:span></text:p>
      <text:p text:style-name="P42"><text:span text:style-name="T293">S</text:span><text:span text:style-name="T291">tatistical analysis</text:span></text:p>
      <text:p text:style-name="P40"><text:span text:style-name="T241">The segmentation analysis has been performed using the </text:span><text:span text:style-name="T3">segmented</text:span><text:span text:style-name="T204"> R package (Muggeo2003, Muggeo2008). </text:span><text:span text:style-name="T206">Principal component analysis (PCA) was performed using the </text:span><text:span text:style-name="T4">vegan</text:span><text:span text:style-name="T206"> R package (Oksanen2016). </text:span><text:span text:style-name="T207">CDOM metrics were calculated using the </text:span><text:span text:style-name="T5">cdom</text:span><text:span text:style-name="T207"> R package </text:span><text:span text:style-name="T208">(Massicotte2016MC)</text:span><text:span text:style-name="T207">. </text:span><text:span text:style-name="T210">Geographical manipulations were done using the </text:span><text:span text:style-name="T6">rgeos</text:span><text:span text:style-name="T210"> R package (Bivand2016).</text:span><text:span text:style-name="T207"> </text:span><text:span text:style-name="T202">All statistical analysis were performed in R 3.3.1 (</text:span><text:span text:style-name="T209">RCoreTeam2016</text:span><text:span text:style-name="T202">). </text:span></text:p>
      <text:p text:style-name="P49"><text:span text:style-name="T241">R</text:span>esults</text:p>
      <text:p text:style-name="P2">Estimation of a<text:span text:style-name="T24">CDOM</text:span><text:span text:style-name="T54">(</text:span>350)</text:p>
      <text:p text:style-name="P41"><text:span text:style-name="T202">The ability to predict aCDOM(350) from other wavelengths is shown in Fig. 2. </text:span><text:span text:style-name="T211">Between 250 and 400 nm, the R</text:span><text:span text:style-name="T189">2</text:span><text:span text:style-name="T211"> of the linear </text:span><text:span text:style-name="T205">regressions </text:span><text:span text:style-name="T202">between </text:span><text:span text:style-name="T211">a</text:span><text:span text:style-name="T44">CDOM</text:span><text:span text:style-name="T138">(350) </text:span><text:span text:style-name="T58">and </text:span><text:span text:style-name="T138">a</text:span><text:span text:style-name="T44">CDOM</text:span><text:span text:style-name="T138">(</text:span><text:span text:style-name="T163">λ</text:span><text:span text:style-name="T138">) remained above 0.98 (Fig. 2A). After this point, R</text:span><text:span text:style-name="T189">2</text:span><text:span text:style-name="T138"> dropped rapidly to reach 0.86 at 500 nm. </text:span><text:span text:style-name="T60">T</text:span><text:span text:style-name="T59">he </text:span><text:span text:style-name="T138">slope</text:span><text:span text:style-name="T59">s</text:span><text:span text:style-name="T138"> </text:span><text:span text:style-name="T60">of the regressions increased almost exponentially and ranged between 0.28 to 6.99 </text:span><text:span text:style-name="T138">(Fig. 2B). </text:span><text:span text:style-name="T61">The intercept</text:span><text:span text:style-name="T62">s increased </text:span><text:span text:style-name="T83">linearly</text:span><text:span text:style-name="T62"> and ranged between </text:span><text:span text:style-name="T63">-1.36 and 1.51 </text:span><text:span text:style-name="T64">(Fig. 2C)</text:span><text:span text:style-name="T63">. Before 350 nm, slopes presented negative values and became positive after this point. </text:span><text:span text:style-name="T141">Note that the </text:span><text:span text:style-name="T142">95% confidence interval of the estimated slope values are </text:span><text:span text:style-name="T139">hardly distinguishable </text:span><text:span text:style-name="T141">(shaded areas in Fig. 2B)</text:span><text:span text:style-name="T140">.</text:span><text:span text:style-name="T63"> </text:span><text:span text:style-name="T65">Regression coefficients used to interpolate </text:span><text:span text:style-name="T90">a</text:span><text:span text:style-name="T37">CDOM</text:span><text:span text:style-name="T90">(</text:span><text:span text:style-name="T160">λ</text:span><text:span text:style-name="T91">)</text:span><text:span text:style-name="T65"> in this study are presented in Table 2. Note that absorption coefficients at </text:span><text:span text:style-name="T92">420, </text:span><text:span text:style-name="T65">440 nm and 443 nm were discarded because of the R</text:span><text:span text:style-name="T179">2</text:span><text:span text:style-name="T65"> bellow the selected threshold of 0.98. </text:span><text:span text:style-name="T66">A heat map plot showing the R</text:span><text:span text:style-name="T178">2</text:span><text:span text:style-name="T66"> of the regressions between all possible pairs of wavelengths </text:span><text:span text:style-name="T93">between 250 nm and 500 nm</text:span><text:span text:style-name="T66"> is presented in supplementary Fig. 2. </text:span><text:span text:style-name="T145">A</text:span><text:span text:style-name="T151">n</text:span><text:span text:style-name="T145"> </text:span><text:span text:style-name="T151">R </text:span><text:span text:style-name="T145">data frame containing regression coefficients for all wavelengths is </text:span><text:span text:style-name="T152">also </text:span><text:span text:style-name="T145">provided as a supplementary appendix </text:span><text:span text:style-name="T153">rda file</text:span><text:span text:style-name="T145">.</text:span><text:span text:style-name="T67"> The coefficient of correlation between 254 and 350 was ver</text:span><text:span text:style-name="T157">y high, 0.9</text:span><text:span text:style-name="T158">9</text:span><text:span text:style-name="T157">, a</text:span><text:span text:style-name="T67">nd this allows us to use absorbance at 350 nm to calculate SUVA</text:span><text:span text:style-name="T38">350</text:span><text:span text:style-name="T67"> instead of SUVA</text:span><text:span text:style-name="T38">254</text:span><text:span text:style-name="T67">, due to better data coverage at 350 nm.</text:span></text:p>
      <text:p text:style-name="P5"><text:span text:style-name="T173">D</text:span><text:span text:style-name="T54">istribution </text:span><text:span text:style-name="T173">of</text:span><text:span text:style-name="T54"> </text:span><text:span text:style-name="T171">a</text:span><text:span text:style-name="T52">CDOM</text:span><text:span text:style-name="T171">(350), DOC and SUVA</text:span><text:span text:style-name="T52">350</text:span><text:span text:style-name="T171"> </text:span><text:span text:style-name="T172">along the aquatic continuum</text:span></text:p>
      <text:p text:style-name="P25"><text:span text:style-name="T58">Absorption coefficients at 350 nm varied by </text:span><text:span text:style-name="T68">three </text:span><text:span text:style-name="T58">orders of magnitude between ocean and wetland ecosystems (Fig. 3A). </text:span><text:span text:style-name="T68">In </text:span><text:span text:style-name="T129">wetlands</text:span><text:span text:style-name="T68">, median a</text:span><text:span text:style-name="T28">CDOM</text:span><text:span text:style-name="T68">(350) was </text:span><text:span text:style-name="T96">87.19</text:span><text:span text:style-name="T68"> m</text:span><text:span text:style-name="T180">-1</text:span><text:span text:style-name="T68"> and </text:span><text:span text:style-name="T129">decreased </text:span><text:span text:style-name="T95">linearly along the freshwater-</text:span><text:span text:style-name="T129">marine</text:span><text:span text:style-name="T95"> continuum to reach </text:span><text:span text:style-name="T129">0.08</text:span><text:span text:style-name="T68"> m</text:span><text:span text:style-name="T180">-1</text:span><text:span text:style-name="T68"> in </text:span><text:span text:style-name="T130">ocean </text:span><text:span text:style-name="T68">ecosystems.</text:span><text:span text:style-name="T94"> </text:span><text:span text:style-name="T97">DOC concentration showed a similar </text:span><text:span text:style-name="T129">negative </text:span><text:span text:style-name="T97">trend along the aquatic continuum with </text:span><text:span text:style-name="T98">median </text:span><text:span text:style-name="T97">value </text:span><text:span text:style-name="T130">decreasing from 3250</text:span><text:span text:style-name="T97"> </text:span><text:span text:style-name="T164">µ</text:span><text:span text:style-name="T170">mC </text:span><text:span text:style-name="T256">× </text:span><text:span text:style-name="T258">L</text:span><text:span text:style-name="T279">-1</text:span><text:span text:style-name="T258"> </text:span><text:span text:style-name="T259">in the </text:span><text:span text:style-name="T272">wetlands </text:span><text:span text:style-name="T259">to </text:span><text:span text:style-name="T260">reach </text:span><text:soft-page-break/><text:span text:style-name="T270">50.20 </text:span><text:span text:style-name="T278">µ</text:span><text:span text:style-name="T258">mC </text:span><text:span text:style-name="T257">× </text:span><text:span text:style-name="T258">L</text:span><text:span text:style-name="T279">-1</text:span><text:span text:style-name="T258"> </text:span><text:span text:style-name="T259">in </text:span><text:span text:style-name="T272">oceans </text:span><text:span text:style-name="T261">(Fig. 3B)</text:span><text:span text:style-name="T259">. </text:span><text:span text:style-name="T262">Median value of SUVA</text:span><text:span text:style-name="T281">350</text:span><text:span text:style-name="T262"> was found to vary between</text:span><text:span text:style-name="T270"> </text:span><text:span text:style-name="T273">1.34 </text:span><text:span text:style-name="T271">L</text:span><text:span text:style-name="T258"> </text:span><text:span text:style-name="T263">× </text:span><text:span text:style-name="T262">mgC</text:span><text:span text:style-name="T279">-1</text:span><text:span text:style-name="T258"> </text:span><text:span text:style-name="T263">× </text:span><text:span text:style-name="T262">m</text:span><text:span text:style-name="T279">-1</text:span><text:span text:style-name="T258"> </text:span><text:span text:style-name="T262">in the </text:span><text:span text:style-name="T273">wetlands</text:span><text:span text:style-name="T262"> and </text:span><text:span text:style-name="T271">0.09</text:span><text:span text:style-name="T262"> </text:span><text:span text:style-name="T271">L</text:span><text:span text:style-name="T258"> </text:span><text:span text:style-name="T263">× </text:span><text:span text:style-name="T262">mgC</text:span><text:span text:style-name="T279">-1</text:span><text:span text:style-name="T258"> </text:span><text:span text:style-name="T263">× </text:span><text:span text:style-name="T262">m</text:span><text:span text:style-name="T279">-1</text:span><text:span text:style-name="T258"> </text:span><text:span text:style-name="T262">in </text:span><text:span text:style-name="T273">oceans </text:span><text:span text:style-name="T266">(Fig. 3C)</text:span><text:span text:style-name="T262">. </text:span><text:span text:style-name="T264">Whereas a</text:span><text:span text:style-name="T282">CDOM</text:span><text:span text:style-name="T264">(350) and DOC value</text:span><text:span text:style-name="T267">s</text:span><text:span text:style-name="T264"> </text:span><text:span text:style-name="T274">both showed a negative </text:span><text:span text:style-name="T264">linear trend across </text:span><text:span text:style-name="T274">the freshwater-marine gradient</text:span><text:span text:style-name="T264">, </text:span><text:span text:style-name="T265">SUVA</text:span><text:span text:style-name="T283">350</text:span><text:span text:style-name="T265"> showed little variation among terrestrial-</text:span><text:span text:style-name="T269">like</text:span><text:span text:style-name="T265"> ecosystems (wetland, pond, lake, river </text:span><text:span text:style-name="T269">and sewage</text:span><text:span text:style-name="T265">) </text:span><text:span text:style-name="T268">with a</text:span><text:span text:style-name="T269"> median value</text:span><text:span text:style-name="T268"> of </text:span><text:span text:style-name="T269">0.86</text:span><text:span text:style-name="T262"> </text:span><text:span text:style-name="T271">L</text:span><text:span text:style-name="T258"> </text:span><text:span text:style-name="T263">× </text:span><text:span text:style-name="T262">mgC</text:span><text:span text:style-name="T279">-1</text:span><text:span text:style-name="T258"> </text:span><text:span text:style-name="T263">× </text:span><text:span text:style-name="T262">m</text:span><text:span text:style-name="T279">-1</text:span><text:span text:style-name="T258">. </text:span><text:span text:style-name="T269">For marine-like ecosystems (coastal, brine, estuary and ocean) the median SUVA350 was 0.15 </text:span><text:span text:style-name="T271">L</text:span><text:span text:style-name="T258"> </text:span><text:span text:style-name="T263">× </text:span><text:span text:style-name="T262">mgC</text:span><text:span text:style-name="T279">-1</text:span><text:span text:style-name="T258"> </text:span><text:span text:style-name="T263">× </text:span><text:span text:style-name="T262">m</text:span><text:span text:style-name="T279">-1</text:span><text:span text:style-name="T258"> </text:span><text:span text:style-name="T269">(Fig. 3C).</text:span></text:p>
      <text:p text:style-name="P24"><text:span text:style-name="T166">G</text:span><text:span text:style-name="T167">lobal relation</text:span><text:span text:style-name="T168">ship</text:span><text:span text:style-name="T167"> between DOC and a</text:span><text:span text:style-name="T51">CDOM</text:span><text:span text:style-name="T167">(350)</text:span></text:p>
      <text:p text:style-name="P26"><text:span text:style-name="T58">A strong </text:span><text:span text:style-name="T76">positive</text:span><text:span text:style-name="T58"> log-linear relationship was found between a</text:span><text:span text:style-name="T27">CDOM</text:span><text:span text:style-name="T58">(350) and DOC (Fig. 4A, n = </text:span><text:span text:style-name="T146">11562</text:span><text:span text:style-name="T58">, R</text:span><text:span text:style-name="T177">2</text:span><text:span text:style-name="T58"> = 0.93, p &lt; 0.0001). </text:span><text:span text:style-name="T69">At low value of DOC (35 </text:span><text:span text:style-name="T159">µ</text:span><text:span text:style-name="T69">mol), predicted value of a</text:span><text:span text:style-name="T29">CDOM</text:span><text:span text:style-name="T69">(350) was 0.03 m</text:span><text:span text:style-name="T181">-1</text:span><text:span text:style-name="T69">. As DOC increased to a maximum of 44600 </text:span><text:span text:style-name="T159">µ</text:span><text:span text:style-name="T69">mol </text:span><text:span text:style-name="T131">in wetlands</text:span><text:span text:style-name="T69">, predicted a</text:span><text:span text:style-name="T29">CDOM</text:span><text:span text:style-name="T69">(350) reached </text:span><text:span text:style-name="T70">1097 m</text:span><text:span text:style-name="T182">-1</text:span><text:span text:style-name="T70"> (Fig. 4A). </text:span><text:span text:style-name="T76">The d</text:span><text:span text:style-name="T74">erived equation from the log-linear model indicated that a</text:span><text:span text:style-name="T30">CDOM</text:span><text:span text:style-name="T74">(350) increas</text:span><text:span text:style-name="T75">es</text:span><text:span text:style-name="T74"> by </text:span><text:span text:style-name="T143">xxx</text:span><text:span text:style-name="T74"> m</text:span><text:span text:style-name="T184">-1</text:span><text:span text:style-name="T74"> for each unit </text:span><text:span text:style-name="T75">of </text:span><text:span text:style-name="T74">increase in DOC. </text:span><text:span text:style-name="T71">The robustness of the global relationship was found to vary greatly among the different ecosystems </text:span><text:span text:style-name="T73">and R</text:span><text:span text:style-name="T183">2</text:span><text:span text:style-name="T73"> averaged </text:span><text:span text:style-name="T144">0.6</text:span><text:span text:style-name="T147">8</text:span><text:span text:style-name="T71"> (Fig. 4B, supplementary Fig. </text:span><text:span text:style-name="T72">3</text:span><text:span text:style-name="T71">).</text:span><text:span text:style-name="T99"> The individual relationships between DOC and a</text:span><text:span text:style-name="T39">CDOM</text:span><text:span text:style-name="T99">(350)</text:span><text:span text:style-name="T71"> </text:span><text:span text:style-name="T100">for observations in ocean, coastal, lake and sewage was found </text:span><text:span text:style-name="T131">to</text:span><text:span text:style-name="T100"> be weaker than the calculated average. </text:span><text:span text:style-name="T101">The weakest relationship between </text:span><text:span text:style-name="T99">DOC </text:span><text:span text:style-name="T101">and </text:span><text:span text:style-name="T99">a</text:span><text:span text:style-name="T39">CDOM</text:span><text:span text:style-name="T99">(350) </text:span><text:span text:style-name="T101">was found in the ocean ecosystem (R</text:span><text:span text:style-name="T186">2</text:span><text:span text:style-name="T101"> = 0.31) whereas the strongest relationship was found in the wetland ecosystem (R</text:span><text:span text:style-name="T186">2</text:span><text:span text:style-name="T101"> = 0.94) </text:span><text:span text:style-name="T102">which presented similarities with pond and estuary ecosystems.</text:span></text:p>
      <text:p text:style-name="P7"><text:span text:style-name="T277">Biogeochemical p</text:span><text:span text:style-name="T276">rocessing of DOM along the aquatic continuum</text:span></text:p>
      <text:p text:style-name="P35"><text:span text:style-name="T133">Globally, </text:span><text:span text:style-name="T58">SUVA</text:span><text:span text:style-name="T27">254</text:span><text:span text:style-name="T58">, an indication </text:span><text:span text:style-name="T134">for DOM chemical composition and reactivity</text:span><text:span text:style-name="T58">, decreased along the aquatic continuum gradient </text:span><text:span text:style-name="T133">but showed two distinctive patterns for freshwater (Fig. 5A) and marine observations (</text:span><text:span text:style-name="T58">Fig. 5</text:span><text:span text:style-name="T133">B</text:span><text:span text:style-name="T58">). </text:span></text:p>
      <text:p text:style-name="P36"><text:soft-page-break/><text:span text:style-name="T135">During its transition toward ocean, </text:span><text:span text:style-name="T137">SUVA254 measured from the river DOM </text:span><text:span text:style-name="T136">was found to decreased linearly </text:span><text:span text:style-name="T137">between </text:span><text:span text:style-name="T156">xxx</text:span><text:span text:style-name="T137"> and </text:span><text:span text:style-name="T156">yyy</text:span><text:span text:style-name="T137"> </text:span><text:span text:style-name="T271">L</text:span><text:span text:style-name="T270"> </text:span><text:span text:style-name="T275">× </text:span><text:span text:style-name="T271">mgC</text:span><text:span text:style-name="T280">-1</text:span><text:span text:style-name="T270"> </text:span><text:span text:style-name="T275">× </text:span><text:span text:style-name="T271">m</text:span><text:span text:style-name="T280">-1</text:span><text:span text:style-name="T136"> (</text:span><text:span text:style-name="T137">Fig. 5A, </text:span><text:span text:style-name="T154">R</text:span><text:span text:style-name="T190">2</text:span><text:span text:style-name="T154"> = xxx, </text:span><text:span text:style-name="T155">p = xxx</text:span><text:span text:style-name="T136">). </text:span></text:p>
      <text:p text:style-name="P37"><text:span text:style-name="T135">a</text:span><text:span text:style-name="T58">t the interface between fresh and marine</text:span></text:p>
      <text:p text:style-name="P45">Once entering in saline water, </text:p>
      <text:p text:style-name="P38"><text:span text:style-name="T58">The linear trend of the s</text:span><text:span text:style-name="T77">pecific UV absorbance at 254 nm (SUVA</text:span><text:span text:style-name="T31">254</text:span><text:span text:style-name="T77">) </text:span><text:span text:style-name="T58">along the salinity gradient was modeled using a piecewise regression </text:span><text:span text:style-name="T78">where</text:span><text:span text:style-name="T58"> </text:span><text:span text:style-name="T78">two different breakpoints at salinity </text:span><text:span text:style-name="T148">8.66</text:span><text:span text:style-name="T78"> and </text:span><text:span text:style-name="T148">26.84</text:span><text:span text:style-name="T78"> were found </text:span><text:span text:style-name="T58">(Fig. 5</text:span><text:span text:style-name="T132">B</text:span><text:span text:style-name="T58">, </text:span><text:span text:style-name="T81">R</text:span><text:span text:style-name="T185">2</text:span><text:span text:style-name="T81"> = 0.74, p &lt; 0.0001</text:span><text:span text:style-name="T58">)</text:span><text:span text:style-name="T78">. </text:span><text:span text:style-name="T79">Between salinity 0 and 8.66, the slope of the linear regression was -0.3 indicating that SUVA</text:span><text:span text:style-name="T32">254</text:span><text:span text:style-name="T79"> decreased by this amount for each unit increase in salinity. </text:span><text:span text:style-name="T80">Between salinity </text:span><text:span text:style-name="T149">8.66</text:span><text:span text:style-name="T80"> and </text:span><text:span text:style-name="T149">26.84</text:span><text:span text:style-name="T80">, SUVA</text:span><text:span text:style-name="T33">254</text:span><text:span text:style-name="T80"> remained stable and the slope of the regression was not significantly different from 0. </text:span><text:span text:style-name="T82">Another significant slope with a value of -0.09 was found after salinity </text:span><text:span text:style-name="T150">26.84</text:span><text:span text:style-name="T82">.</text:span></text:p>
      <text:p text:style-name="P34"><text:span text:style-name="T165">P</text:span><text:span text:style-name="T169">rincipal component analysis</text:span></text:p>
      <text:p text:style-name="P32"><text:span text:style-name="T103">A principal component analysis on complete absorption spectra were carried out using variables that presented the highest number of observations (Fig. 6). </text:span><text:span text:style-name="T84">The first two principal components of the PCA explained 67.5% </text:span><text:span text:style-name="T85">of the total variance </text:span><text:span text:style-name="T84">in the dataset. </text:span><text:span text:style-name="T85">T</text:span><text:span text:style-name="T84">he first principal component </text:span><text:span text:style-name="T85">(45.76%) was mostly capturing variation in SUVA</text:span><text:span text:style-name="T34">254</text:span><text:span text:style-name="T85">, S, salinity, S</text:span><text:span text:style-name="T34">275-295</text:span><text:span text:style-name="T85">, </text:span><text:span text:style-name="T104">DOC </text:span><text:span text:style-name="T85">and S</text:span><text:span text:style-name="T34">R</text:span><text:span text:style-name="T85">. The second principal component (21.74%) was mostly associated to S</text:span><text:span text:style-name="T34">350-400</text:span><text:span text:style-name="T85">, DOC, S</text:span><text:span text:style-name="T34">275-295</text:span><text:span text:style-name="T85"> and S</text:span><text:span text:style-name="T34">R</text:span><text:span text:style-name="T85">. </text:span><text:span text:style-name="T86">Brines, oceans and coastal observations clustered together and </text:span><text:span text:style-name="T105">correlated</text:span><text:span text:style-name="T86"> </text:span><text:span text:style-name="T105">positively </text:span><text:span text:style-name="T86">to high </text:span><text:span text:style-name="T89">spectral</text:span><text:span text:style-name="T86"> slope values (S, S</text:span><text:span text:style-name="T35">275-295</text:span><text:span text:style-name="T86">, S</text:span><text:span text:style-name="T35">350-400</text:span><text:span text:style-name="T86">) and S</text:span><text:span text:style-name="T35">R</text:span><text:span text:style-name="T86">. </text:span><text:span text:style-name="T87">On the other hand, lakes, rivers and estuaries </text:span><text:span text:style-name="T88">correlated positively with high SUVA</text:span><text:span text:style-name="T36">254</text:span><text:span text:style-name="T88"> and DOC concentration. </text:span><text:span text:style-name="T111">On the first PC, </text:span><text:span text:style-name="T110">DOC and SUVA</text:span><text:span text:style-name="T40">254</text:span><text:span text:style-name="T110"> were found to co-vary and where negatively correlated to salinity, spectral slopes and S</text:span><text:span text:style-name="T40">R</text:span><text:span text:style-name="T110">. </text:span><text:span text:style-name="T111">On the second PC, S</text:span><text:span text:style-name="T41">350-400</text:span><text:span text:style-name="T111"> and S</text:span><text:span text:style-name="T41">R</text:span><text:span text:style-name="T111"> were found to be negatively correlated (Fig. 6).</text:span><text:span text:style-name="T110"> </text:span><text:span text:style-name="T106">Based on these results, </text:span><text:span text:style-name="T107">first PC </text:span><text:soft-page-break/><text:span text:style-name="T107">was found to describe the freshwater-marine continuum gradient whereas as the second PC </text:span><text:span text:style-name="T109">was associated to DOM quality gradient</text:span><text:span text:style-name="T108">.</text:span></text:p>
      <text:p text:style-name="P44">Helm2008, both slopes seem to covariate, but not in our PCA…</text:p>
      <text:p text:style-name="P46">Spectral differences between freshwater and marine ecosystems</text:p>
      <text:p text:style-name="P33"><text:span text:style-name="T112">The robustness of the p</text:span><text:span text:style-name="T113">rediction of DOC </text:span><text:span text:style-name="T112">from</text:span><text:span text:style-name="T113"> absorption measured at </text:span><text:span text:style-name="T115">different</text:span><text:span text:style-name="T113"> wavelength</text:span><text:span text:style-name="T115">s</text:span><text:span text:style-name="T113"> </text:span><text:span text:style-name="T114">and </text:span><text:span text:style-name="T115">the </text:span><text:span text:style-name="T114">main spectral differences </text:span><text:span text:style-name="T58">between freshwater and marine ecosystems are presented in Fig. 8. </text:span><text:span text:style-name="T117">For this exercise, lakes, rivers, sewages and ponds were classified as the freshwater end-member whereas estuaries, coastal and oceans ecosystems were classified the marine end-member. </text:span><text:span text:style-name="T118">For both end-members </text:span><text:span text:style-name="T119">ecosystems</text:span><text:span text:style-name="T118">, pre</text:span><text:span text:style-name="T116">diction of DOC as a function of </text:span><text:span text:style-name="T113">a</text:span><text:span text:style-name="T42">CDOM</text:span><text:span text:style-name="T113">(</text:span><text:span text:style-name="T161">λ</text:span><text:span text:style-name="T113">) </text:span><text:span text:style-name="T116">was found t</text:span><text:span text:style-name="T118">o decrease monotonically with increasing wavelengths (Fig. 8A). </text:span><text:span text:style-name="T120">For the freshwater cluster, prediction of DOC between 250 nm and 350 </text:span><text:span text:style-name="T121">nm </text:span><text:span text:style-name="T120">remained stable </text:span><text:span text:style-name="T122">with R</text:span><text:span text:style-name="T187">2</text:span><text:span text:style-name="T122"> </text:span><text:span text:style-name="T123">above 0.89</text:span><text:span text:style-name="T122">. </text:span><text:span text:style-name="T123">After 350 nm, the prediction of DOC started to decrease considerably to reach 0.68 at 500 nm. </text:span><text:span text:style-name="T124">In the marine cluster, the </text:span><text:span text:style-name="T125">efficiency to</text:span><text:span text:style-name="T124"> predict DOC </text:span><text:span text:style-name="T125">from a</text:span><text:span text:style-name="T43">CDOM</text:span><text:span text:style-name="T125">(</text:span><text:span text:style-name="T162">λ</text:span><text:span text:style-name="T125">)</text:span><text:span text:style-name="T124"> was much lower </text:span><text:span text:style-name="T127">compared to the freshwater cluster.</text:span><text:span text:style-name="T124"> </text:span><text:span text:style-name="T127">Marine </text:span><text:span text:style-name="T124">R</text:span><text:span text:style-name="T188">2</text:span><text:span text:style-name="T124"> </text:span><text:span text:style-name="T126">followed </text:span><text:span text:style-name="T128">an s-shaped</text:span><text:span text:style-name="T126"> pattern and </text:span><text:span text:style-name="T124">rang</text:span><text:span text:style-name="T126">ed</text:span><text:span text:style-name="T124"> between 0.80 and 0.54.</text:span></text:p>
      <text:p text:style-name="P43"><text:span text:style-name="T312">S</text:span>pectral slope <text:span text:style-name="T313">(S</text:span><text:span text:style-name="T48">λ</text:span><text:span text:style-name="T313">) </text:span>curves calculated on <text:span text:style-name="T314">normalized and </text:span>averaged CDOM spectra <text:span text:style-name="T315">in</text:span> both end-member ecosystems showed contrasting patterns <text:span text:style-name="T314">(Fig. 8B)</text:span>. <text:span text:style-name="T313">S</text:span><text:span text:style-name="T48">λ</text:span><text:span text:style-name="T232"> </text:span><text:span text:style-name="T233">calculated from </text:span><text:span text:style-name="T316">the freshwater samples showed a linear increase in the UV-C region (&lt; 280 nm) before reaching a plateau in the UV-B and UV-A regions (280-400 nm). Above 400 nm, S</text:span><text:span text:style-name="T48">λ</text:span><text:span text:style-name="T232"> </text:span><text:span text:style-name="T234">decreased rapidly to 0.0095 nm</text:span><text:span text:style-name="T191">-1</text:span><text:span text:style-name="T234">. </text:span><text:span text:style-name="T235">For the marine end-member, </text:span><text:span text:style-name="T236">a dominant peak in the spectral slope curve was found at approximately 280 nm. </text:span><text:span text:style-name="T237">Contrary to the freshwater curve, the </text:span><text:span text:style-name="T238">quality of the computed slope, </text:span><text:span text:style-name="T239">estimated using R</text:span><text:span text:style-name="T192">2</text:span><text:span text:style-name="T239">,</text:span><text:span text:style-name="T238"> was found to decrease from 400 nm</text:span><text:span text:style-name="T236"> </text:span><text:span text:style-name="T237">indicating that the exponential model used to calculate </text:span><text:span text:style-name="T313">S</text:span><text:span text:style-name="T48">λ</text:span><text:span text:style-name="T237"> were not fully capturing the general pattern in the DOC-a</text:span><text:span text:style-name="T49">CDOM</text:span><text:span text:style-name="T237">(λ) relationship </text:span><text:span text:style-name="T236">(Fig. 8B). </text:span></text:p>
      <text:p text:style-name="P50">Discussion</text:p>
      <text:p text:style-name="P10">Additionally, absorption coefficients of CDOM are often reported at different wavelength (254, 350, 400, 440) which make cross-studies comparisons difficult given the non-linear pattern in aCDOM absorption (equation 1).</text:p>
      <text:p text:style-name="P21">Bleaching of DOM from lakes → open oceans</text:p>
      <text:p text:style-name="P3">Link with salinity and breakpoint</text:p>
      <text:p text:style-name="P23">Lapierre2013 found a positive relationship between a<text:span text:style-name="T24">CDOM</text:span>(440) and the concentrations of biologically and photochemically degradable DOC in boreal aquatic ecosystems. <text:span text:style-name="T242">Based on their results we can conclude the highest rates of bio and physical processing are occurring when DOC is highly colored. Here we found that estuaries-rivers-wetlands were dominated with highly colored DOC suggesting that these ecosystems are strongly contributing to highly process DOC before it reaches the open ocean.</text:span></text:p>
      <text:p text:style-name="P54">Outlook and future research</text:p>
      <text:p text:style-name="P53">From the analysis of spectral CDOM absorption and its relationship with DOC, it is evident that the level of detail acquired from single wavelength measurements is considerably inferior to the use of spectral information. As the computational capabilities are not likely to present obstacles for utilizing spectral analyses, we strongly recommend researchers to use and develop methods that use the full potential contained in the CDOM spectra.</text:p>
      <text:p text:style-name="P55">Collecting the dataset used in this study has shown that there are serious shortcomings in our current practices in making the scientific data openly available. We fully acknowledge the considerable amount of work and funds used to acquire the data, but <text:soft-page-break/>the fact that there have been a lot of resources spent to get the data just emphasizes the rationale to make the best possible use of it. One of the first steps to make the data available (after a reasonable period of exclusive use) would be to use the existing data portals (Pangaea etc.) for uploading and storing the data. After making the data available in any of the public repositories, new cross-platform solutions could be used by the community to use and analyse the stored data.</text:p>
      <text:p text:style-name="P55"/>
      <text:p text:style-name="P56">Highly aromatic groups of DOM, as indicated by high a254 and SUVA254, can be photoreactive and degrade quickly when exposed to sunlight (Stubbins et al., 2008, 2010; Spencer et al., 2009; Stubbins and Dittmar, 2015). (From Wagner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assicotte</meta:initial-creator>
    <meta:creation-date>2016-06-17T08:13:58.808634123</meta:creation-date>
    <dc:date>2016-08-17T09:23:03.156176487</dc:date>
    <meta:editing-duration>P2DT13H8M8S</meta:editing-duration>
    <meta:editing-cycles>460</meta:editing-cycles>
    <meta:generator>LibreOffice/5.1.4.2$Linux_X86_64 LibreOffice_project/10m0$Build-2</meta:generator>
    <dc:creator>Philippe Massicotte</dc:creator>
    <meta:document-statistic meta:table-count="0" meta:image-count="0" meta:object-count="0" meta:page-count="15" meta:paragraph-count="63" meta:word-count="3381" meta:character-count="21830" meta:non-whitespace-character-count="18508"/>
  </office:meta>
</office:document-meta>
</file>